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4.066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2.295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3.24cm"/>
    </style:style>
    <style:style style:name="co12" style:family="table-column">
      <style:table-column-properties fo:break-before="auto" style:column-width="3.26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Excel_20_Built-in_20_Explanatory_20_Tex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LD and MD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LAT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iconname</text:p>
          </table:table-cell>
          <table:table-cell table:style-name="ce5" office:value-type="string" calcext:value-type="string">
            <text:p>services</text:p>
          </table:table-cell>
          <table:table-cell table:style-name="ce5" office:value-type="string" calcext:value-type="string">
            <text:p>wikidata</text:p>
          </table:table-cell>
          <table:table-cell table:style-name="ce5" office:value-type="string" calcext:value-type="string">
            <text:p>blogentry</text:p>
          </table:table-cell>
        </table:table-row>
        <table:table-row table:style-name="ro2">
          <table:table-cell office:value-type="string" calcext:value-type="string">
            <text:p>Málaga Centro - Alameda</text:p>
          </table:table-cell>
          <table:table-cell office:value-type="float" office:value="36.7154274" calcext:value-type="float">
            <text:p>36.7154274</text:p>
          </table:table-cell>
          <table:table-cell office:value-type="float" office:value="-4.4265592" calcext:value-type="float">
            <text:p>-4.426559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ás C1, Cercanías C2, Proximidad</text:p>
          </table:table-cell>
          <table:table-cell office:value-type="string" calcext:value-type="string">
            <text:p>Q604972</text:p>
          </table:table-cell>
          <table:table-cell table:style-name="ce3" office:value-type="string" calcext:value-type="string">
            <text:p>[[<text:a xlink:href="https://alangrant.writeas.com/" xlink:type="simple">https://alangrant.writeas.com/</text:a>|Read more at EveryStationMalaga]] </text:p>
          </table:table-cell>
        </table:table-row>
        <table:table-row table:style-name="ro3">
          <table:table-cell office:value-type="string" calcext:value-type="string">
            <text:p>Málaga María Zambrano</text:p>
          </table:table-cell>
          <table:table-cell office:value-type="float" office:value="36.7116198" calcext:value-type="float">
            <text:p>36.7116198</text:p>
          </table:table-cell>
          <table:table-cell office:value-type="float" office:value="-4.4323605" calcext:value-type="float">
            <text:p>-4.432360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AVE, AVANT, AVLO, Iryo, MD, Cercaníás C1, Cercanías C2, Proximidad</text:p>
          </table:table-cell>
          <table:table-cell office:value-type="string" calcext:value-type="string">
            <text:p>Q801214</text:p>
          </table:table-cell>
          <table:table-cell office:value-type="string" calcext:value-type="string">
            <text:p>not yet published</text:p>
          </table:table-cell>
        </table:table-row>
        <table:table-row table:style-name="ro2">
          <table:table-cell office:value-type="string" calcext:value-type="string">
            <text:p>Álora</text:p>
          </table:table-cell>
          <table:table-cell office:value-type="float" office:value="36.8197098" calcext:value-type="float">
            <text:p>36.8197098</text:p>
          </table:table-cell>
          <table:table-cell office:value-type="float" office:value="-4.6993991" calcext:value-type="float">
            <text:p>-4.6993991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D, Cercanías C2, Proximidad</text:p>
          </table:table-cell>
          <table:table-cell office:value-type="string" calcext:value-type="string">
            <text:p>Q8842737</text:p>
          </table:table-cell>
          <table:table-cell table:style-name="ce3" office:value-type="string" calcext:value-type="string">
            <text:p>[[<text:a xlink:href="https://alangrant.writeas.com/" xlink:type="simple">https://alangrant.writeas.com/</text:a>|Read more at EveryStationMalaga]] </text:p>
          </table:table-cell>
        </table:table-row>
        <table:table-row table:style-name="ro3">
          <table:table-cell office:value-type="string" calcext:value-type="string">
            <text:p>Las Mellizas</text:p>
          </table:table-cell>
          <table:table-cell office:value-type="float" office:value="36.8732189" calcext:value-type="float">
            <text:p>36.8732189</text:p>
          </table:table-cell>
          <table:table-cell office:value-type="float" office:value="-4.7192019" calcext:value-type="float">
            <text:p>-4.719201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, Proximidad</text:p>
          </table:table-cell>
          <table:table-cell office:value-type="string" calcext:value-type="string">
            <text:p>Q584656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El Chorro-Caminito del Rey</text:p>
          </table:table-cell>
          <table:table-cell office:value-type="float" office:value="36.9070732" calcext:value-type="float">
            <text:p>36.9070732</text:p>
          </table:table-cell>
          <table:table-cell office:value-type="float" office:value="-4.7591329" calcext:value-type="float">
            <text:p>-4.75913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, Proximidad</text:p>
          </table:table-cell>
          <table:table-cell office:value-type="string" calcext:value-type="string">
            <text:p>Q5846154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Bobadilla</text:p>
          </table:table-cell>
          <table:table-cell office:value-type="float" office:value="37.0376401" calcext:value-type="float">
            <text:p>37.0376401</text:p>
          </table:table-cell>
          <table:table-cell office:value-type="float" office:value="-4.7279832" calcext:value-type="float">
            <text:p>-4.727983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842</text:p>
          </table:table-cell>
          <table:table-cell office:value-type="string" calcext:value-type="string">
            <text:p>not yet published</text:p>
          </table:table-cell>
        </table:table-row>
        <table:table-row table:style-name="ro2">
          <table:table-cell office:value-type="string" calcext:value-type="string">
            <text:p>Antequera-Santa Ana</text:p>
          </table:table-cell>
          <table:table-cell office:value-type="float" office:value="37.0701682" calcext:value-type="float">
            <text:p>37.0701682</text:p>
          </table:table-cell>
          <table:table-cell office:value-type="float" office:value="-4.7197084" calcext:value-type="float">
            <text:p>-4.7197084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AVE, AVANT, AVLO, Iryo, InterCity, MD</text:p>
          </table:table-cell>
          <table:table-cell office:value-type="string" calcext:value-type="string">
            <text:p>Q3325592</text:p>
          </table:table-cell>
          <table:table-cell table:style-name="ce3" office:value-type="string" calcext:value-type="string">
            <text:p>[[<text:a xlink:href="https://alangrant.writeas.com/" xlink:type="simple">https://alangrant.writeas.com/</text:a>|Read more at EveryStationMalaga]] </text:p>
          </table:table-cell>
        </table:table-row>
        <table:table-row table:style-name="ro3">
          <table:table-cell office:value-type="string" calcext:value-type="string">
            <text:p>Campillos</text:p>
          </table:table-cell>
          <table:table-cell office:value-type="float" office:value="37.0320313" calcext:value-type="float">
            <text:p>37.0320313</text:p>
          </table:table-cell>
          <table:table-cell office:value-type="float" office:value="-4.8635041" calcext:value-type="float">
            <text:p>-4.863504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93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Almargen - Cañete la Real</text:p>
          </table:table-cell>
          <table:table-cell office:value-type="float" office:value="37.0009416" calcext:value-type="float">
            <text:p>37.0009416</text:p>
          </table:table-cell>
          <table:table-cell office:value-type="float" office:value="-5.0198943" calcext:value-type="float">
            <text:p>-5.0198943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663</text:p>
          </table:table-cell>
          <table:table-cell office:value-type="string" calcext:value-type="string">
            <text:p>not yet published</text:p>
          </table:table-cell>
        </table:table-row>
        <table:table-row table:style-name="ro2">
          <table:table-cell office:value-type="string" calcext:value-type="string">
            <text:p>Ronda</text:p>
          </table:table-cell>
          <table:table-cell office:value-type="float" office:value="36.7485914" calcext:value-type="float">
            <text:p>36.7485914</text:p>
          </table:table-cell>
          <table:table-cell office:value-type="float" office:value="-5.1619649" calcext:value-type="float">
            <text:p>-5.1619649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InterCity, MD</text:p>
          </table:table-cell>
          <table:table-cell office:value-type="string" calcext:value-type="string">
            <text:p>Q3394773</text:p>
          </table:table-cell>
          <table:table-cell table:style-name="ce3" office:value-type="string" calcext:value-type="string">
            <text:p>[[<text:a xlink:href="https://alangrant.writeas.com/" xlink:type="simple">https://alangrant.writeas.com/</text:a>|Read more at EveryStationMalaga]] </text:p>
          </table:table-cell>
        </table:table-row>
        <table:table-row table:style-name="ro3">
          <table:table-cell office:value-type="string" calcext:value-type="string">
            <text:p>Arriate</text:p>
          </table:table-cell>
          <table:table-cell office:value-type="float" office:value="36.790954" calcext:value-type="float">
            <text:p>36.790954</text:p>
          </table:table-cell>
          <table:table-cell office:value-type="float" office:value="-5.1405656" calcext:value-type="float">
            <text:p>-5.140565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729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Benaojan-Montejaque</text:p>
          </table:table-cell>
          <table:table-cell office:value-type="float" office:value="36.7137087" calcext:value-type="float">
            <text:p>36.7137087</text:p>
          </table:table-cell>
          <table:table-cell office:value-type="float" office:value="-5.2461358" calcext:value-type="float">
            <text:p>-5.246135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80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Jimera de Líbar</text:p>
          </table:table-cell>
          <table:table-cell office:value-type="float" office:value="36.660644" calcext:value-type="float">
            <text:p>36.660644</text:p>
          </table:table-cell>
          <table:table-cell office:value-type="float" office:value="-5.2813402" calcext:value-type="float">
            <text:p>-5.281340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427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ortes de la Frontera</text:p>
          </table:table-cell>
          <table:table-cell office:value-type="float" office:value="36.5971871" calcext:value-type="float">
            <text:p>36.5971871</text:p>
          </table:table-cell>
          <table:table-cell office:value-type="float" office:value="-5.3325655" calcext:value-type="float">
            <text:p>-5.332565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078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Gaucin</text:p>
          </table:table-cell>
          <table:table-cell office:value-type="float" office:value="36.5402389" calcext:value-type="float">
            <text:p>36.5402389</text:p>
          </table:table-cell>
          <table:table-cell office:value-type="float" office:value="-5.3868218" calcext:value-type="float">
            <text:p>-5.386821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28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Antequera AV</text:p>
          </table:table-cell>
          <table:table-cell office:value-type="float" office:value="37.0295688" calcext:value-type="float">
            <text:p>37.0295688</text:p>
          </table:table-cell>
          <table:table-cell office:value-type="float" office:value="-4.5609187" calcext:value-type="float">
            <text:p>-4.5609187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AVANT</text:p>
          </table:table-cell>
          <table:table-cell table:style-name="ce3" office:value-type="string" calcext:value-type="string">
            <text:p><text:a xlink:href="https://www.wikidata.org/entity/Q2918304?uselang=en-GB" xlink:type="simple">Q2918304</text:a> </text:p>
          </table:table-cell>
          <table:table-cell office:value-type="string" calcext:value-type="string">
            <text:p>not yet published</text:p>
          </table:table-cell>
        </table:table-row>
      </table:table>
      <table:table table:name="Cercanias only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LAT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iconname</text:p>
          </table:table-cell>
          <table:table-cell table:style-name="ce5" office:value-type="string" calcext:value-type="string">
            <text:p>services</text:p>
          </table:table-cell>
          <table:table-cell table:style-name="ce5" office:value-type="string" calcext:value-type="string">
            <text:p>wikidata</text:p>
          </table:table-cell>
          <table:table-cell table:style-name="ce5" office:value-type="string" calcext:value-type="string">
            <text:p>blogentry</text:p>
          </table:table-cell>
        </table:table-row>
        <table:table-row table:style-name="ro2">
          <table:table-cell office:value-type="string" calcext:value-type="string">
            <text:p>Pizarra</text:p>
          </table:table-cell>
          <table:table-cell office:value-type="float" office:value="36.7643147" calcext:value-type="float">
            <text:p>36.7643147</text:p>
          </table:table-cell>
          <table:table-cell office:value-type="float" office:value="-4.7119965" calcext:value-type="float">
            <text:p>-4.7119965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921</text:p>
          </table:table-cell>
          <table:table-cell table:style-name="ce3" office:value-type="string" calcext:value-type="string">
            <text:p>[[<text:a xlink:href="https://alangrant.writeas.com/" xlink:type="simple">https://alangrant.writeas.com/</text:a>|Read more at EveryStationMalaga]] </text:p>
          </table:table-cell>
        </table:table-row>
        <table:table-row table:style-name="ro3">
          <table:table-cell office:value-type="string" calcext:value-type="string">
            <text:p>Aljaima</text:p>
          </table:table-cell>
          <table:table-cell office:value-type="float" office:value="36.7328998" calcext:value-type="float">
            <text:p>36.7328998</text:p>
          </table:table-cell>
          <table:table-cell office:value-type="float" office:value="-4.6647665" calcext:value-type="float">
            <text:p>-4.664766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5653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ártama</text:p>
          </table:table-cell>
          <table:table-cell office:value-type="float" office:value="36.733858" calcext:value-type="float">
            <text:p>36.733858</text:p>
          </table:table-cell>
          <table:table-cell office:value-type="float" office:value="-4.6085688" calcext:value-type="float">
            <text:p>-4.608568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10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ampanillas</text:p>
          </table:table-cell>
          <table:table-cell office:value-type="float" office:value="36.7050855" calcext:value-type="float">
            <text:p>36.7050855</text:p>
          </table:table-cell>
          <table:table-cell office:value-type="float" office:value="-4.545545" calcext:value-type="float">
            <text:p>-4.54554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5932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os Prados</text:p>
          </table:table-cell>
          <table:table-cell office:value-type="float" office:value="36.6985145" calcext:value-type="float">
            <text:p>36.6985145</text:p>
          </table:table-cell>
          <table:table-cell office:value-type="float" office:value="-4.4783127" calcext:value-type="float">
            <text:p>-4.4783127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635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Victoria Kent</text:p>
          </table:table-cell>
          <table:table-cell office:value-type="float" office:value="36.7009023" calcext:value-type="float">
            <text:p>36.7009023</text:p>
          </table:table-cell>
          <table:table-cell office:value-type="float" office:value="-4.4550529" calcext:value-type="float">
            <text:p>-4.45505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, Cercanías C2</text:p>
          </table:table-cell>
          <table:table-cell office:value-type="string" calcext:value-type="string">
            <text:p>Q884220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Guadalhorce</text:p>
          </table:table-cell>
          <table:table-cell office:value-type="float" office:value="36.6925835" calcext:value-type="float">
            <text:p>36.6925835</text:p>
          </table:table-cell>
          <table:table-cell office:value-type="float" office:value="-4.4831135" calcext:value-type="float">
            <text:p>-4.483113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95933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Aeropuerto</text:p>
          </table:table-cell>
          <table:table-cell office:value-type="float" office:value="36.6777495" calcext:value-type="float">
            <text:p>36.6777495</text:p>
          </table:table-cell>
          <table:table-cell office:value-type="float" office:value="-4.4901616" calcext:value-type="float">
            <text:p>-4.490161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8779199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a Colina</text:p>
          </table:table-cell>
          <table:table-cell office:value-type="float" office:value="36.6421595" calcext:value-type="float">
            <text:p>36.6421595</text:p>
          </table:table-cell>
          <table:table-cell office:value-type="float" office:value="-4.4923719" calcext:value-type="float">
            <text:p>-4.492371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469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Torremolinos</text:p>
          </table:table-cell>
          <table:table-cell office:value-type="float" office:value="36.62272" calcext:value-type="float">
            <text:p>36.62272</text:p>
          </table:table-cell>
          <table:table-cell office:value-type="float" office:value="-4.49929" calcext:value-type="float">
            <text:p>-4.499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7350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El Pinillo</text:p>
          </table:table-cell>
          <table:table-cell office:value-type="float" office:value="36.6098894" calcext:value-type="float">
            <text:p>36.6098894</text:p>
          </table:table-cell>
          <table:table-cell office:value-type="float" office:value="-4.5154405" calcext:value-type="float">
            <text:p>-4.515440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177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Benalmadena - Arroyo de la Miel</text:p>
          </table:table-cell>
          <table:table-cell office:value-type="float" office:value="36.5990753" calcext:value-type="float">
            <text:p>36.5990753</text:p>
          </table:table-cell>
          <table:table-cell office:value-type="float" office:value="-4.5365181" calcext:value-type="float">
            <text:p>-4.536518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5802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Torremuelle</text:p>
          </table:table-cell>
          <table:table-cell office:value-type="float" office:value="36.5822976" calcext:value-type="float">
            <text:p>36.5822976</text:p>
          </table:table-cell>
          <table:table-cell office:value-type="float" office:value="-4.5670844" calcext:value-type="float">
            <text:p>-4.567084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7352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arvajal</text:p>
          </table:table-cell>
          <table:table-cell office:value-type="float" office:value="36.5703735" calcext:value-type="float">
            <text:p>36.5703735</text:p>
          </table:table-cell>
          <table:table-cell office:value-type="float" office:value="-4.5938788" calcext:value-type="float">
            <text:p>-4.593878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5978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Torreblanca</text:p>
          </table:table-cell>
          <table:table-cell office:value-type="float" office:value="36.564969" calcext:value-type="float">
            <text:p>36.564969</text:p>
          </table:table-cell>
          <table:table-cell office:value-type="float" office:value="-4.6065701" calcext:value-type="float">
            <text:p>-4.606570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672229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os Boliches</text:p>
          </table:table-cell>
          <table:table-cell office:value-type="float" office:value="36.5546249" calcext:value-type="float">
            <text:p>36.5546249</text:p>
          </table:table-cell>
          <table:table-cell office:value-type="float" office:value="-4.6145872" calcext:value-type="float">
            <text:p>-4.614587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884098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Fuengirola</text:p>
          </table:table-cell>
          <table:table-cell office:value-type="float" office:value="36.5418102" calcext:value-type="float">
            <text:p>36.5418102</text:p>
          </table:table-cell>
          <table:table-cell office:value-type="float" office:value="-4.623976" calcext:value-type="float">
            <text:p>-4.62397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11681648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os Álamos</text:p>
          </table:table-cell>
          <table:table-cell office:value-type="float" office:value="36.6447488" calcext:value-type="float">
            <text:p>36.6447488</text:p>
          </table:table-cell>
          <table:table-cell office:value-type="float" office:value="-4.4855" calcext:value-type="float">
            <text:p>-4.485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64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Montemar Alto</text:p>
          </table:table-cell>
          <table:table-cell office:value-type="float" office:value="36.6136503" calcext:value-type="float">
            <text:p>36.6136503</text:p>
          </table:table-cell>
          <table:table-cell office:value-type="float" office:value="-4.5094951" calcext:value-type="float">
            <text:p>-4.509495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743</text:p>
          </table:table-cell>
          <table:table-cell office:value-type="string" calcext:value-type="string">
            <text:p>not yet published</text:p>
          </table:table-cell>
        </table:table-row>
      </table:table>
      <table:table table:name="Metro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LAT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iconname</text:p>
          </table:table-cell>
          <table:table-cell table:style-name="ce5" office:value-type="string" calcext:value-type="string">
            <text:p>services</text:p>
          </table:table-cell>
          <table:table-cell table:style-name="ce5" office:value-type="string" calcext:value-type="string">
            <text:p>wikidata</text:p>
          </table:table-cell>
          <table:table-cell table:style-name="ce5" office:value-type="string" calcext:value-type="string">
            <text:p>blogentry</text:p>
          </table:table-cell>
        </table:table-row>
        <table:table-row table:style-name="ro3">
          <table:table-cell office:value-type="string" calcext:value-type="string">
            <text:p>Ciudad de la Justicia</text:p>
          </table:table-cell>
          <table:table-cell office:value-type="float" office:value="36.7180395" calcext:value-type="float">
            <text:p>36.7180395</text:p>
          </table:table-cell>
          <table:table-cell office:value-type="float" office:value="-4.4633269" calcext:value-type="float">
            <text:p>-4.4633269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1</text:p>
          </table:table-cell>
          <table:table-cell office:value-type="string" calcext:value-type="string">
            <text:p>https://alangrant.writeas.com/</text:p>
          </table:table-cell>
        </table:table-row>
        <table:table-row table:style-name="ro3">
          <table:table-cell office:value-type="string" calcext:value-type="string">
            <text:p>La Unión</text:p>
          </table:table-cell>
          <table:table-cell office:value-type="float" office:value="36.7106902" calcext:value-type="float">
            <text:p>36.7106902</text:p>
          </table:table-cell>
          <table:table-cell office:value-type="float" office:value="-4.4401039" calcext:value-type="float">
            <text:p>-4.440103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540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Andalucía Tech</text:p>
          </table:table-cell>
          <table:table-cell office:value-type="float" office:value="36.7188267" calcext:value-type="float">
            <text:p>36.7188267</text:p>
          </table:table-cell>
          <table:table-cell office:value-type="float" office:value="-4.4944136" calcext:value-type="float">
            <text:p>-4.4944136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8</text:p>
          </table:table-cell>
          <table:table-cell office:value-type="string" calcext:value-type="string">
            <text:p>https://alangrant.writeas.com/</text:p>
          </table:table-cell>
        </table:table-row>
        <table:table-row table:style-name="ro3">
          <table:table-cell office:value-type="string" calcext:value-type="string">
            <text:p>Portada Alta</text:p>
          </table:table-cell>
          <table:table-cell office:value-type="float" office:value="36.7193702" calcext:value-type="float">
            <text:p>36.7193702</text:p>
          </table:table-cell>
          <table:table-cell office:value-type="float" office:value="-4.4532671" calcext:value-type="float">
            <text:p>-4.453267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95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Paraninfo</text:p>
          </table:table-cell>
          <table:table-cell office:value-type="float" office:value="36.7180137" calcext:value-type="float">
            <text:p>36.7180137</text:p>
          </table:table-cell>
          <table:table-cell office:value-type="float" office:value="-4.4887674" calcext:value-type="float">
            <text:p>-4.488767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16114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Guadalmedina</text:p>
          </table:table-cell>
          <table:table-cell office:value-type="float" office:value="36.7159848" calcext:value-type="float">
            <text:p>36.7159848</text:p>
          </table:table-cell>
          <table:table-cell office:value-type="float" office:value="-4.4296994" calcext:value-type="float">
            <text:p>-4.429699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, L2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a Luz - La Paz</text:p>
          </table:table-cell>
          <table:table-cell office:value-type="float" office:value="36.6954164" calcext:value-type="float">
            <text:p>36.6954164</text:p>
          </table:table-cell>
          <table:table-cell office:value-type="float" office:value="-4.4513131" calcext:value-type="float">
            <text:p>-4.4513131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493</text:p>
          </table:table-cell>
          <table:table-cell office:value-type="string" calcext:value-type="string">
            <text:p>https://alangrant.writeas.com/</text:p>
          </table:table-cell>
        </table:table-row>
        <table:table-row table:style-name="ro3">
          <table:table-cell office:value-type="string" calcext:value-type="string">
            <text:p>Puerta Blanca</text:p>
          </table:table-cell>
          <table:table-cell office:value-type="float" office:value="36.6917962" calcext:value-type="float">
            <text:p>36.6917962</text:p>
          </table:table-cell>
          <table:table-cell office:value-type="float" office:value="-4.4559168" calcext:value-type="float">
            <text:p>-4.455916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40246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Palacio de los Deportes</text:p>
          </table:table-cell>
          <table:table-cell office:value-type="float" office:value="36.6845619" calcext:value-type="float">
            <text:p>36.6845619</text:p>
          </table:table-cell>
          <table:table-cell office:value-type="float" office:value="-4.4583141" calcext:value-type="float">
            <text:p>-4.458314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867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El Perchel</text:p>
          </table:table-cell>
          <table:table-cell office:value-type="float" office:value="36.7127953" calcext:value-type="float">
            <text:p>36.7127953</text:p>
          </table:table-cell>
          <table:table-cell office:value-type="float" office:value="-4.4324264" calcext:value-type="float">
            <text:p>-4.432426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, L2</text:p>
          </table:table-cell>
          <table:table-cell office:value-type="string" calcext:value-type="string">
            <text:p>Q5846173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Barbarela</text:p>
          </table:table-cell>
          <table:table-cell office:value-type="float" office:value="36.7115832" calcext:value-type="float">
            <text:p>36.7115832</text:p>
          </table:table-cell>
          <table:table-cell office:value-type="float" office:value="-4.4460448" calcext:value-type="float">
            <text:p>-4.446044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5773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arranque</text:p>
          </table:table-cell>
          <table:table-cell office:value-type="float" office:value="36.7186193" calcext:value-type="float">
            <text:p>36.7186193</text:p>
          </table:table-cell>
          <table:table-cell office:value-type="float" office:value="-4.4490899" calcext:value-type="float">
            <text:p>-4.449089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5970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Princesa - Huelin</text:p>
          </table:table-cell>
          <table:table-cell office:value-type="float" office:value="36.7040678" calcext:value-type="float">
            <text:p>36.7040678</text:p>
          </table:table-cell>
          <table:table-cell office:value-type="float" office:value="-4.4403095" calcext:value-type="float">
            <text:p>-4.440309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507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El Torcal</text:p>
          </table:table-cell>
          <table:table-cell office:value-type="float" office:value="36.6995262" calcext:value-type="float">
            <text:p>36.6995262</text:p>
          </table:table-cell>
          <table:table-cell office:value-type="float" office:value="-4.4460882" calcext:value-type="float">
            <text:p>-4.446088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19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El Cónsul</text:p>
          </table:table-cell>
          <table:table-cell office:value-type="float" office:value="36.7173254" calcext:value-type="float">
            <text:p>36.7173254</text:p>
          </table:table-cell>
          <table:table-cell office:value-type="float" office:value="-4.4840124" calcext:value-type="float">
            <text:p>-4.484012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16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línico</text:p>
          </table:table-cell>
          <table:table-cell office:value-type="float" office:value="36.7165546" calcext:value-type="float">
            <text:p>36.7165546</text:p>
          </table:table-cell>
          <table:table-cell office:value-type="float" office:value="-4.4785823" calcext:value-type="float">
            <text:p>-4.4785823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4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Universidad</text:p>
          </table:table-cell>
          <table:table-cell office:value-type="float" office:value="36.7170389" calcext:value-type="float">
            <text:p>36.7170389</text:p>
          </table:table-cell>
          <table:table-cell office:value-type="float" office:value="-4.4722" calcext:value-type="float">
            <text:p>-4.472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738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Atarazanas</text:p>
          </table:table-cell>
          <table:table-cell office:value-type="float" office:value="36.7175917" calcext:value-type="float">
            <text:p>36.7175917</text:p>
          </table:table-cell>
          <table:table-cell office:value-type="float" office:value="-4.4235752" calcext:value-type="float">
            <text:p>-4.423575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a Isla</text:p>
          </table:table-cell>
          <table:table-cell office:value-type="float" office:value="36.7079434" calcext:value-type="float">
            <text:p>36.7079434</text:p>
          </table:table-cell>
          <table:table-cell office:value-type="float" office:value="-4.4353989" calcext:value-type="float">
            <text:p>-4.435398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489</text:p>
          </table:table-cell>
          <table:table-cell office:value-type="string" calcext:value-type="string">
            <text:p>not yet published</text:p>
          </table:table-cell>
        </table:table-row>
      </table:table>
      <table:table table:name="osm stations" table:style-name="ta1">
        <table:table-column table:style-name="co2" table:number-columns-repeated="4" table:default-cell-style-name="Default"/>
        <table:table-column table:style-name="co10" table:default-cell-style-name="Default"/>
        <table:table-column table:style-name="co2" table:number-columns-repeated="8" table:default-cell-style-name="Default"/>
        <table:table-row table:style-name="ro3">
          <table:table-cell office:value-type="string" calcext:value-type="string">
            <text:p>@type</text:p>
          </table:table-cell>
          <table:table-cell office:value-type="string" calcext:value-type="string">
            <text:p>@id</text:p>
          </table:table-cell>
          <table:table-cell office:value-type="string" calcext:value-type="string">
            <text:p>@lat</text:p>
          </table:table-cell>
          <table:table-cell office:value-type="string" calcext:value-type="string">
            <text:p>@l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wikida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st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58980884" calcext:value-type="float">
            <text:p>258980884</text:p>
          </table:table-cell>
          <table:table-cell office:value-type="float" office:value="36.5546249" calcext:value-type="float">
            <text:p>36.5546249</text:p>
          </table:table-cell>
          <table:table-cell office:value-type="float" office:value="-4.6145872" calcext:value-type="float">
            <text:p>-4.6145872</text:p>
          </table:table-cell>
          <table:table-cell office:value-type="string" calcext:value-type="string">
            <text:p>Los Boliches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Q8840986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58983214" calcext:value-type="float">
            <text:p>258983214</text:p>
          </table:table-cell>
          <table:table-cell office:value-type="float" office:value="36.5418102" calcext:value-type="float">
            <text:p>36.5418102</text:p>
          </table:table-cell>
          <table:table-cell office:value-type="float" office:value="-4.623976" calcext:value-type="float">
            <text:p>-4.623976</text:p>
          </table:table-cell>
          <table:table-cell office:value-type="string" calcext:value-type="string">
            <text:p>Fuengirol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11681648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// CSV Output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59008737" calcext:value-type="float">
            <text:p>259008737</text:p>
          </table:table-cell>
          <table:table-cell office:value-type="float" office:value="36.6136503" calcext:value-type="float">
            <text:p>36.6136503</text:p>
          </table:table-cell>
          <table:table-cell office:value-type="float" office:value="-4.5094951" calcext:value-type="float">
            <text:p>-4.5094951</text:p>
          </table:table-cell>
          <table:table-cell office:value-type="string" calcext:value-type="string">
            <text:p>Montemar Alto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Q5846743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[out:csv(::type,::id,::lat,::lon,name,railway, wikidata, operator, station)][timeout:25]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59009677" calcext:value-type="float">
            <text:p>259009677</text:p>
          </table:table-cell>
          <table:table-cell office:value-type="float" office:value="36.6421595" calcext:value-type="float">
            <text:p>36.6421595</text:p>
          </table:table-cell>
          <table:table-cell office:value-type="float" office:value="-4.4923719" calcext:value-type="float">
            <text:p>-4.4923719</text:p>
          </table:table-cell>
          <table:table-cell office:value-type="string" calcext:value-type="string">
            <text:p>La Colin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469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// fetch area “Málaga” to search in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59009686" calcext:value-type="float">
            <text:p>259009686</text:p>
          </table:table-cell>
          <table:table-cell office:value-type="float" office:value="36.6447488" calcext:value-type="float">
            <text:p>36.6447488</text:p>
          </table:table-cell>
          <table:table-cell office:value-type="float" office:value="-4.4855" calcext:value-type="float">
            <text:p>-4.4855</text:p>
          </table:table-cell>
          <table:table-cell office:value-type="string" calcext:value-type="string">
            <text:p>Los Álamo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641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area[name="Málaga"][admin_level=6]-&gt;.searchArea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39420193" calcext:value-type="float">
            <text:p>739420193</text:p>
          </table:table-cell>
          <table:table-cell office:value-type="float" office:value="36.6098894" calcext:value-type="float">
            <text:p>36.6098894</text:p>
          </table:table-cell>
          <table:table-cell office:value-type="float" office:value="-4.5154405" calcext:value-type="float">
            <text:p>-4.5154405</text:p>
          </table:table-cell>
          <table:table-cell office:value-type="string" calcext:value-type="string">
            <text:p>El Pinillo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77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// gather results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39420234" calcext:value-type="float">
            <text:p>739420234</text:p>
          </table:table-cell>
          <table:table-cell office:value-type="float" office:value="36.5822976" calcext:value-type="float">
            <text:p>36.5822976</text:p>
          </table:table-cell>
          <table:table-cell office:value-type="float" office:value="-4.5670844" calcext:value-type="float">
            <text:p>-4.5670844</text:p>
          </table:table-cell>
          <table:table-cell office:value-type="string" calcext:value-type="string">
            <text:p>Torremuell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7352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(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39420235" calcext:value-type="float">
            <text:p>739420235</text:p>
          </table:table-cell>
          <table:table-cell office:value-type="float" office:value="36.564969" calcext:value-type="float">
            <text:p>36.564969</text:p>
          </table:table-cell>
          <table:table-cell office:value-type="float" office:value="-4.6065701" calcext:value-type="float">
            <text:p>-4.6065701</text:p>
          </table:table-cell>
          <table:table-cell office:value-type="string" calcext:value-type="string">
            <text:p>Torreblanca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Q5672229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<text:s text:c="2"/>// query part for: “railway=station”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895881917" calcext:value-type="float">
            <text:p>895881917</text:p>
          </table:table-cell>
          <table:table-cell office:value-type="float" office:value="36.7643147" calcext:value-type="float">
            <text:p>36.7643147</text:p>
          </table:table-cell>
          <table:table-cell office:value-type="float" office:value="-4.7119965" calcext:value-type="float">
            <text:p>-4.7119965</text:p>
          </table:table-cell>
          <table:table-cell office:value-type="string" calcext:value-type="string">
            <text:p>Pizarr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921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<text:s text:c="2"/>nwr["railway"="station"](area.searchArea)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625341600" calcext:value-type="float">
            <text:p>1625341600</text:p>
          </table:table-cell>
          <table:table-cell office:value-type="float" office:value="36.7180395" calcext:value-type="float">
            <text:p>36.7180395</text:p>
          </table:table-cell>
          <table:table-cell office:value-type="float" office:value="-4.4633269" calcext:value-type="float">
            <text:p>-4.4633269</text:p>
          </table:table-cell>
          <table:table-cell office:value-type="string" calcext:value-type="string">
            <text:p>Ciudad de la Justici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061</text:p>
          </table:table-cell>
          <table:table-cell office:value-type="string" calcext:value-type="string">
            <text:p>Metro de Málaga</text:p>
          </table:table-cell>
          <table:table-cell table:number-columns-repeated="4"/>
          <table:table-cell office:value-type="string" calcext:value-type="string">
            <text:p><text:s text:c="2"/>nwr["railway"="halt"](area.searchArea)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625341615" calcext:value-type="float">
            <text:p>1625341615</text:p>
          </table:table-cell>
          <table:table-cell office:value-type="float" office:value="36.7106902" calcext:value-type="float">
            <text:p>36.7106902</text:p>
          </table:table-cell>
          <table:table-cell office:value-type="float" office:value="-4.4401039" calcext:value-type="float">
            <text:p>-4.4401039</text:p>
          </table:table-cell>
          <table:table-cell office:value-type="string" calcext:value-type="string">
            <text:p>La Unió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540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3"/>
          <table:table-cell office:value-type="string" calcext:value-type="string">
            <text:p><text:s text:c="2"/>nwr["railway"="service_station"](area.searchArea)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625341623" calcext:value-type="float">
            <text:p>1625341623</text:p>
          </table:table-cell>
          <table:table-cell office:value-type="float" office:value="36.7188267" calcext:value-type="float">
            <text:p>36.7188267</text:p>
          </table:table-cell>
          <table:table-cell office:value-type="float" office:value="-4.4944136" calcext:value-type="float">
            <text:p>-4.4944136</text:p>
          </table:table-cell>
          <table:table-cell office:value-type="string" calcext:value-type="string">
            <text:p>Andalucía Tech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068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3"/>
          <table:table-cell office:value-type="string" calcext:value-type="string">
            <text:p>)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625341635" calcext:value-type="float">
            <text:p>1625341635</text:p>
          </table:table-cell>
          <table:table-cell office:value-type="float" office:value="36.7193702" calcext:value-type="float">
            <text:p>36.7193702</text:p>
          </table:table-cell>
          <table:table-cell office:value-type="float" office:value="-4.4532671" calcext:value-type="float">
            <text:p>-4.4532671</text:p>
          </table:table-cell>
          <table:table-cell office:value-type="string" calcext:value-type="string">
            <text:p>Portada Alt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956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3"/>
          <table:table-cell office:value-type="string" calcext:value-type="string">
            <text:p>// print results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379193791" calcext:value-type="float">
            <text:p>2379193791</text:p>
          </table:table-cell>
          <table:table-cell office:value-type="float" office:value="36.5990753" calcext:value-type="float">
            <text:p>36.5990753</text:p>
          </table:table-cell>
          <table:table-cell office:value-type="float" office:value="-4.5365181" calcext:value-type="float">
            <text:p>-4.5365181</text:p>
          </table:table-cell>
          <table:table-cell office:value-type="string" calcext:value-type="string">
            <text:p>Benalmadena - Arroyo de la Mie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802</text:p>
          </table:table-cell>
          <table:table-cell office:value-type="string" calcext:value-type="string">
            <text:p>Adif</text:p>
          </table:table-cell>
          <table:table-cell office:value-type="string" calcext:value-type="string">
            <text:p>light_rail</text:p>
          </table:table-cell>
          <table:table-cell table:number-columns-repeated="3"/>
          <table:table-cell office:value-type="string" calcext:value-type="string">
            <text:p>out body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609534280" calcext:value-type="float">
            <text:p>2609534280</text:p>
          </table:table-cell>
          <table:table-cell office:value-type="float" office:value="36.7116198" calcext:value-type="float">
            <text:p>36.7116198</text:p>
          </table:table-cell>
          <table:table-cell office:value-type="float" office:value="-4.4323605" calcext:value-type="float">
            <text:p>-4.4323605</text:p>
          </table:table-cell>
          <table:table-cell office:value-type="string" calcext:value-type="string">
            <text:p>Málaga María Zambrano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801214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611833480" calcext:value-type="float">
            <text:p>2611833480</text:p>
          </table:table-cell>
          <table:table-cell office:value-type="float" office:value="36.5703735" calcext:value-type="float">
            <text:p>36.5703735</text:p>
          </table:table-cell>
          <table:table-cell office:value-type="float" office:value="-4.5938788" calcext:value-type="float">
            <text:p>-4.5938788</text:p>
          </table:table-cell>
          <table:table-cell office:value-type="string" calcext:value-type="string">
            <text:p>Carvaja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978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611857647" calcext:value-type="float">
            <text:p>2611857647</text:p>
          </table:table-cell>
          <table:table-cell office:value-type="float" office:value="36.6925835" calcext:value-type="float">
            <text:p>36.6925835</text:p>
          </table:table-cell>
          <table:table-cell office:value-type="float" office:value="-4.4831135" calcext:value-type="float">
            <text:p>-4.4831135</text:p>
          </table:table-cell>
          <table:table-cell office:value-type="string" calcext:value-type="string">
            <text:p>Guadalhorc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959331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624608403" calcext:value-type="float">
            <text:p>2624608403</text:p>
          </table:table-cell>
          <table:table-cell office:value-type="float" office:value="37.0320313" calcext:value-type="float">
            <text:p>37.0320313</text:p>
          </table:table-cell>
          <table:table-cell office:value-type="float" office:value="-4.8635041" calcext:value-type="float">
            <text:p>-4.8635041</text:p>
          </table:table-cell>
          <table:table-cell office:value-type="string" calcext:value-type="string">
            <text:p>Campillo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936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removed railway=service_station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897360350" calcext:value-type="float">
            <text:p>2897360350</text:p>
          </table:table-cell>
          <table:table-cell office:value-type="float" office:value="36.7180137" calcext:value-type="float">
            <text:p>36.7180137</text:p>
          </table:table-cell>
          <table:table-cell office:value-type="float" office:value="-4.4887674" calcext:value-type="float">
            <text:p>-4.4887674</text:p>
          </table:table-cell>
          <table:table-cell office:value-type="string" calcext:value-type="string">
            <text:p>Paraninfo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16114</text:p>
          </table:table-cell>
          <table:table-cell office:value-type="string" calcext:value-type="string">
            <text:p>Metro de Málag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961672592" calcext:value-type="float">
            <text:p>2961672592</text:p>
          </table:table-cell>
          <table:table-cell office:value-type="float" office:value="36.5402389" calcext:value-type="float">
            <text:p>36.5402389</text:p>
          </table:table-cell>
          <table:table-cell office:value-type="float" office:value="-5.3868218" calcext:value-type="float">
            <text:p>-5.3868218</text:p>
          </table:table-cell>
          <table:table-cell office:value-type="string" calcext:value-type="string">
            <text:p>Gauci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286</text:p>
          </table:table-cell>
          <table:table-cell office:value-type="string" calcext:value-type="string">
            <text:p>Adif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321848202" calcext:value-type="float">
            <text:p>3321848202</text:p>
          </table:table-cell>
          <table:table-cell office:value-type="float" office:value="36.8732189" calcext:value-type="float">
            <text:p>36.8732189</text:p>
          </table:table-cell>
          <table:table-cell office:value-type="float" office:value="-4.7192019" calcext:value-type="float">
            <text:p>-4.7192019</text:p>
          </table:table-cell>
          <table:table-cell office:value-type="string" calcext:value-type="string">
            <text:p>Las Melliza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566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575055512" calcext:value-type="float">
            <text:p>3575055512</text:p>
          </table:table-cell>
          <table:table-cell office:value-type="float" office:value="36.7159848" calcext:value-type="float">
            <text:p>36.7159848</text:p>
          </table:table-cell>
          <table:table-cell office:value-type="float" office:value="-4.4296994" calcext:value-type="float">
            <text:p>-4.4296994</text:p>
          </table:table-cell>
          <table:table-cell office:value-type="string" calcext:value-type="string">
            <text:p>Guadalmedin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Metro de Málag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762214740" calcext:value-type="float">
            <text:p>3762214740</text:p>
          </table:table-cell>
          <table:table-cell office:value-type="float" office:value="36.790954" calcext:value-type="float">
            <text:p>36.790954</text:p>
          </table:table-cell>
          <table:table-cell office:value-type="float" office:value="-5.1405656" calcext:value-type="float">
            <text:p>-5.1405656</text:p>
          </table:table-cell>
          <table:table-cell office:value-type="string" calcext:value-type="string">
            <text:p>Arriat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729</text:p>
          </table:table-cell>
          <table:table-cell office:value-type="string" calcext:value-type="string">
            <text:p>Adif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762221430" calcext:value-type="float">
            <text:p>3762221430</text:p>
          </table:table-cell>
          <table:table-cell office:value-type="float" office:value="36.7137087" calcext:value-type="float">
            <text:p>36.7137087</text:p>
          </table:table-cell>
          <table:table-cell office:value-type="float" office:value="-5.2461358" calcext:value-type="float">
            <text:p>-5.2461358</text:p>
          </table:table-cell>
          <table:table-cell office:value-type="string" calcext:value-type="string">
            <text:p>Benaojan-Montejaqu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806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762485517" calcext:value-type="float">
            <text:p>3762485517</text:p>
          </table:table-cell>
          <table:table-cell office:value-type="float" office:value="36.6954164" calcext:value-type="float">
            <text:p>36.6954164</text:p>
          </table:table-cell>
          <table:table-cell office:value-type="float" office:value="-4.4513131" calcext:value-type="float">
            <text:p>-4.4513131</text:p>
          </table:table-cell>
          <table:table-cell office:value-type="string" calcext:value-type="string">
            <text:p>La Luz - La Paz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493</text:p>
          </table:table-cell>
          <table:table-cell office:value-type="string" calcext:value-type="string">
            <text:p>Metro de Málag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762485520" calcext:value-type="float">
            <text:p>3762485520</text:p>
          </table:table-cell>
          <table:table-cell office:value-type="float" office:value="36.6917962" calcext:value-type="float">
            <text:p>36.6917962</text:p>
          </table:table-cell>
          <table:table-cell office:value-type="float" office:value="-4.4559168" calcext:value-type="float">
            <text:p>-4.4559168</text:p>
          </table:table-cell>
          <table:table-cell office:value-type="string" calcext:value-type="string">
            <text:p>Puerta Blanc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402461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029077115" calcext:value-type="float">
            <text:p>4029077115</text:p>
          </table:table-cell>
          <table:table-cell office:value-type="float" office:value="36.7154274" calcext:value-type="float">
            <text:p>36.7154274</text:p>
          </table:table-cell>
          <table:table-cell office:value-type="float" office:value="-4.4265592" calcext:value-type="float">
            <text:p>-4.4265592</text:p>
          </table:table-cell>
          <table:table-cell office:value-type="string" calcext:value-type="string">
            <text:p>Málaga Centro - Alameda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Adif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060435925" calcext:value-type="float">
            <text:p>4060435925</text:p>
          </table:table-cell>
          <table:table-cell office:value-type="float" office:value="36.7009023" calcext:value-type="float">
            <text:p>36.7009023</text:p>
          </table:table-cell>
          <table:table-cell office:value-type="float" office:value="-4.4550529" calcext:value-type="float">
            <text:p>-4.4550529</text:p>
          </table:table-cell>
          <table:table-cell office:value-type="string" calcext:value-type="string">
            <text:p>Victoria Kent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Q8842201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343762070" calcext:value-type="float">
            <text:p>4343762070</text:p>
          </table:table-cell>
          <table:table-cell office:value-type="float" office:value="36.6777495" calcext:value-type="float">
            <text:p>36.6777495</text:p>
          </table:table-cell>
          <table:table-cell office:value-type="float" office:value="-4.4901616" calcext:value-type="float">
            <text:p>-4.4901616</text:p>
          </table:table-cell>
          <table:table-cell office:value-type="string" calcext:value-type="string">
            <text:p>Aeropuerto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8779199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344674995" calcext:value-type="float">
            <text:p>4344674995</text:p>
          </table:table-cell>
          <table:table-cell office:value-type="float" office:value="36.6845619" calcext:value-type="float">
            <text:p>36.6845619</text:p>
          </table:table-cell>
          <table:table-cell office:value-type="float" office:value="-4.4583141" calcext:value-type="float">
            <text:p>-4.4583141</text:p>
          </table:table-cell>
          <table:table-cell office:value-type="string" calcext:value-type="string">
            <text:p>Palacio de los Deporte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867</text:p>
          </table:table-cell>
          <table:table-cell office:value-type="string" calcext:value-type="string">
            <text:p>Metro de Málag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408112018" calcext:value-type="float">
            <text:p>4408112018</text:p>
          </table:table-cell>
          <table:table-cell office:value-type="float" office:value="36.7127953" calcext:value-type="float">
            <text:p>36.7127953</text:p>
          </table:table-cell>
          <table:table-cell office:value-type="float" office:value="-4.4324264" calcext:value-type="float">
            <text:p>-4.4324264</text:p>
          </table:table-cell>
          <table:table-cell office:value-type="string" calcext:value-type="string">
            <text:p>El Perche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73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408155456" calcext:value-type="float">
            <text:p>4408155456</text:p>
          </table:table-cell>
          <table:table-cell office:value-type="float" office:value="36.7115832" calcext:value-type="float">
            <text:p>36.7115832</text:p>
          </table:table-cell>
          <table:table-cell office:value-type="float" office:value="-4.4460448" calcext:value-type="float">
            <text:p>-4.4460448</text:p>
          </table:table-cell>
          <table:table-cell office:value-type="string" calcext:value-type="string">
            <text:p>Barbarel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773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408159190" calcext:value-type="float">
            <text:p>4408159190</text:p>
          </table:table-cell>
          <table:table-cell office:value-type="float" office:value="36.7186193" calcext:value-type="float">
            <text:p>36.7186193</text:p>
          </table:table-cell>
          <table:table-cell office:value-type="float" office:value="-4.4490899" calcext:value-type="float">
            <text:p>-4.4490899</text:p>
          </table:table-cell>
          <table:table-cell office:value-type="string" calcext:value-type="string">
            <text:p>Carranqu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970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409535923" calcext:value-type="float">
            <text:p>4409535923</text:p>
          </table:table-cell>
          <table:table-cell office:value-type="float" office:value="36.7040678" calcext:value-type="float">
            <text:p>36.7040678</text:p>
          </table:table-cell>
          <table:table-cell office:value-type="float" office:value="-4.4403095" calcext:value-type="float">
            <text:p>-4.4403095</text:p>
          </table:table-cell>
          <table:table-cell office:value-type="string" calcext:value-type="string">
            <text:p>Princesa - Hueli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507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409558424" calcext:value-type="float">
            <text:p>4409558424</text:p>
          </table:table-cell>
          <table:table-cell office:value-type="float" office:value="36.6995262" calcext:value-type="float">
            <text:p>36.6995262</text:p>
          </table:table-cell>
          <table:table-cell office:value-type="float" office:value="-4.4460882" calcext:value-type="float">
            <text:p>-4.4460882</text:p>
          </table:table-cell>
          <table:table-cell office:value-type="string" calcext:value-type="string">
            <text:p>El Torca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91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6535024547" calcext:value-type="float">
            <text:p>6535024547</text:p>
          </table:table-cell>
          <table:table-cell office:value-type="float" office:value="36.7050855" calcext:value-type="float">
            <text:p>36.7050855</text:p>
          </table:table-cell>
          <table:table-cell office:value-type="float" office:value="-4.545545" calcext:value-type="float">
            <text:p>-4.545545</text:p>
          </table:table-cell>
          <table:table-cell office:value-type="string" calcext:value-type="string">
            <text:p>Campanilla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932</text:p>
          </table:table-cell>
          <table:table-cell office:value-type="string" calcext:value-type="string">
            <text:p>Adif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57413126" calcext:value-type="float">
            <text:p>7557413126</text:p>
          </table:table-cell>
          <table:table-cell office:value-type="float" office:value="37.0701682" calcext:value-type="float">
            <text:p>37.0701682</text:p>
          </table:table-cell>
          <table:table-cell office:value-type="float" office:value="-4.7197084" calcext:value-type="float">
            <text:p>-4.7197084</text:p>
          </table:table-cell>
          <table:table-cell office:value-type="string" calcext:value-type="string">
            <text:p>Antequera-Santa An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3325592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16128" calcext:value-type="float">
            <text:p>7567516128</text:p>
          </table:table-cell>
          <table:table-cell office:value-type="float" office:value="36.6985145" calcext:value-type="float">
            <text:p>36.6985145</text:p>
          </table:table-cell>
          <table:table-cell office:value-type="float" office:value="-4.4783127" calcext:value-type="float">
            <text:p>-4.4783127</text:p>
          </table:table-cell>
          <table:table-cell office:value-type="string" calcext:value-type="string">
            <text:p>Los Prado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635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16148" calcext:value-type="float">
            <text:p>7567516148</text:p>
          </table:table-cell>
          <table:table-cell office:value-type="float" office:value="36.733858" calcext:value-type="float">
            <text:p>36.733858</text:p>
          </table:table-cell>
          <table:table-cell office:value-type="float" office:value="-4.6085688" calcext:value-type="float">
            <text:p>-4.6085688</text:p>
          </table:table-cell>
          <table:table-cell office:value-type="string" calcext:value-type="string">
            <text:p>Cártam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06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16153" calcext:value-type="float">
            <text:p>7567516153</text:p>
          </table:table-cell>
          <table:table-cell office:value-type="float" office:value="36.7328998" calcext:value-type="float">
            <text:p>36.7328998</text:p>
          </table:table-cell>
          <table:table-cell office:value-type="float" office:value="-4.6647665" calcext:value-type="float">
            <text:p>-4.6647665</text:p>
          </table:table-cell>
          <table:table-cell office:value-type="string" calcext:value-type="string">
            <text:p>Aljaim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653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16180" calcext:value-type="float">
            <text:p>7567516180</text:p>
          </table:table-cell>
          <table:table-cell office:value-type="float" office:value="36.8197098" calcext:value-type="float">
            <text:p>36.8197098</text:p>
          </table:table-cell>
          <table:table-cell office:value-type="float" office:value="-4.6993991" calcext:value-type="float">
            <text:p>-4.6993991</text:p>
          </table:table-cell>
          <table:table-cell office:value-type="string" calcext:value-type="string">
            <text:p>Álor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8842737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38139" calcext:value-type="float">
            <text:p>7567538139</text:p>
          </table:table-cell>
          <table:table-cell office:value-type="float" office:value="36.9070732" calcext:value-type="float">
            <text:p>36.9070732</text:p>
          </table:table-cell>
          <table:table-cell office:value-type="float" office:value="-4.7591329" calcext:value-type="float">
            <text:p>-4.7591329</text:p>
          </table:table-cell>
          <table:table-cell office:value-type="string" calcext:value-type="string">
            <text:p>El Chorro-Caminito del Rey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54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38143" calcext:value-type="float">
            <text:p>7567538143</text:p>
          </table:table-cell>
          <table:table-cell office:value-type="float" office:value="37.0376401" calcext:value-type="float">
            <text:p>37.0376401</text:p>
          </table:table-cell>
          <table:table-cell office:value-type="float" office:value="-4.7279832" calcext:value-type="float">
            <text:p>-4.7279832</text:p>
          </table:table-cell>
          <table:table-cell office:value-type="string" calcext:value-type="string">
            <text:p>Bobadill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842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8019118067" calcext:value-type="float">
            <text:p>8019118067</text:p>
          </table:table-cell>
          <table:table-cell office:value-type="float" office:value="36.7485914" calcext:value-type="float">
            <text:p>36.7485914</text:p>
          </table:table-cell>
          <table:table-cell office:value-type="float" office:value="-5.1619649" calcext:value-type="float">
            <text:p>-5.1619649</text:p>
          </table:table-cell>
          <table:table-cell office:value-type="string" calcext:value-type="string">
            <text:p>Rond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3394773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8019139481" calcext:value-type="float">
            <text:p>8019139481</text:p>
          </table:table-cell>
          <table:table-cell office:value-type="float" office:value="37.0009416" calcext:value-type="float">
            <text:p>37.0009416</text:p>
          </table:table-cell>
          <table:table-cell office:value-type="float" office:value="-5.0198943" calcext:value-type="float">
            <text:p>-5.0198943</text:p>
          </table:table-cell>
          <table:table-cell office:value-type="string" calcext:value-type="string">
            <text:p>Almargen - Cañete la Rea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663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8022681349" calcext:value-type="float">
            <text:p>8022681349</text:p>
          </table:table-cell>
          <table:table-cell office:value-type="float" office:value="36.5971871" calcext:value-type="float">
            <text:p>36.5971871</text:p>
          </table:table-cell>
          <table:table-cell office:value-type="float" office:value="-5.3325655" calcext:value-type="float">
            <text:p>-5.3325655</text:p>
          </table:table-cell>
          <table:table-cell office:value-type="string" calcext:value-type="string">
            <text:p>Cortes de la Fronter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078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8022687352" calcext:value-type="float">
            <text:p>8022687352</text:p>
          </table:table-cell>
          <table:table-cell office:value-type="float" office:value="36.660644" calcext:value-type="float">
            <text:p>36.660644</text:p>
          </table:table-cell>
          <table:table-cell office:value-type="float" office:value="-5.2813402" calcext:value-type="float">
            <text:p>-5.2813402</text:p>
          </table:table-cell>
          <table:table-cell office:value-type="string" calcext:value-type="string">
            <text:p>Jimera de Líbar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427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9648252627" calcext:value-type="float">
            <text:p>9648252627</text:p>
          </table:table-cell>
          <table:table-cell office:value-type="float" office:value="36.7173254" calcext:value-type="float">
            <text:p>36.7173254</text:p>
          </table:table-cell>
          <table:table-cell office:value-type="float" office:value="-4.4840124" calcext:value-type="float">
            <text:p>-4.4840124</text:p>
          </table:table-cell>
          <table:table-cell office:value-type="string" calcext:value-type="string">
            <text:p>El Cónsu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61</text:p>
          </table:table-cell>
          <table:table-cell office:value-type="string" calcext:value-type="string">
            <text:p>Metro de Málag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9648252629" calcext:value-type="float">
            <text:p>9648252629</text:p>
          </table:table-cell>
          <table:table-cell office:value-type="float" office:value="36.7165546" calcext:value-type="float">
            <text:p>36.7165546</text:p>
          </table:table-cell>
          <table:table-cell office:value-type="float" office:value="-4.4785823" calcext:value-type="float">
            <text:p>-4.4785823</text:p>
          </table:table-cell>
          <table:table-cell office:value-type="string" calcext:value-type="string">
            <text:p>Clínico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064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9648252632" calcext:value-type="float">
            <text:p>9648252632</text:p>
          </table:table-cell>
          <table:table-cell office:value-type="float" office:value="36.7170389" calcext:value-type="float">
            <text:p>36.7170389</text:p>
          </table:table-cell>
          <table:table-cell office:value-type="float" office:value="-4.4722" calcext:value-type="float">
            <text:p>-4.4722</text:p>
          </table:table-cell>
          <table:table-cell office:value-type="string" calcext:value-type="string">
            <text:p>Universidad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7381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0765502810" calcext:value-type="float">
            <text:p>10765502810</text:p>
          </table:table-cell>
          <table:table-cell office:value-type="float" office:value="36.7175917" calcext:value-type="float">
            <text:p>36.7175917</text:p>
          </table:table-cell>
          <table:table-cell office:value-type="float" office:value="-4.4235752" calcext:value-type="float">
            <text:p>-4.4235752</text:p>
          </table:table-cell>
          <table:table-cell office:value-type="string" calcext:value-type="string">
            <text:p>Atarazana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0859140164" calcext:value-type="float">
            <text:p>10859140164</text:p>
          </table:table-cell>
          <table:table-cell office:value-type="float" office:value="36.7079434" calcext:value-type="float">
            <text:p>36.7079434</text:p>
          </table:table-cell>
          <table:table-cell office:value-type="float" office:value="-4.4353989" calcext:value-type="float">
            <text:p>-4.4353989</text:p>
          </table:table-cell>
          <table:table-cell office:value-type="string" calcext:value-type="string">
            <text:p>La Isl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489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1135074555" calcext:value-type="float">
            <text:p>11135074555</text:p>
          </table:table-cell>
          <table:table-cell office:value-type="float" office:value="37.0295688" calcext:value-type="float">
            <text:p>37.0295688</text:p>
          </table:table-cell>
          <table:table-cell office:value-type="float" office:value="-4.5609187" calcext:value-type="float">
            <text:p>-4.5609187</text:p>
          </table:table-cell>
          <table:table-cell office:value-type="string" calcext:value-type="string">
            <text:p>Antequera AV</text:p>
          </table:table-cell>
          <table:table-cell office:value-type="string" calcext:value-type="string">
            <text:p>station</text:p>
          </table:table-cell>
          <table:table-cell table:style-name="ce3" office:value-type="string" calcext:value-type="string">
            <text:p><text:a xlink:href="https://www.wikidata.org/entity/Q2918304?uselang=en-GB" xlink:type="simple">Q2918304</text:a> 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way</text:p>
          </table:table-cell>
          <table:table-cell office:value-type="float" office:value="1171257339" calcext:value-type="float">
            <text:p>1171257339</text:p>
          </table:table-cell>
          <table:table-cell table:style-name="ce4" office:value-type="float" office:value="36.62272" calcext:value-type="float">
            <text:p>36.62272</text:p>
          </table:table-cell>
          <table:table-cell table:style-name="ce4" office:value-type="float" office:value="-4.49929" calcext:value-type="float">
            <text:p>-4.49929</text:p>
          </table:table-cell>
          <table:table-cell table:style-name="ce4" office:value-type="string" calcext:value-type="string">
            <text:p>Torremolino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7350</text:p>
          </table:table-cell>
          <table:table-cell table:number-columns-repeated="6"/>
        </table:table-row>
      </table:table>
      <table:table table:name="stationlist" table:style-name="ta1">
        <table:table-column table:style-name="co11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column table:style-name="co2" table:default-cell-style-name="ce3"/>
        <table:table-row table:style-name="ro1">
          <table:table-cell table:style-name="ce5" office:value-type="string" calcext:value-type="string">
            <text:p>slug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LAT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iconname</text:p>
          </table:table-cell>
          <table:table-cell table:style-name="ce5" office:value-type="string" calcext:value-type="string">
            <text:p>services</text:p>
          </table:table-cell>
          <table:table-cell table:style-name="ce5" office:value-type="string" calcext:value-type="string">
            <text:p>wikidata</text:p>
          </table:table-cell>
          <table:table-cell table:style-name="ce5" office:value-type="string" calcext:value-type="string">
            <text:p>metro</text:p>
          </table:table-cell>
          <table:table-cell table:style-name="ce5" office:value-type="string" calcext:value-type="string">
            <text:p>blogentry</text:p>
          </table:table-cell>
        </table:table-row>
        <table:table-row table:style-name="ro4">
          <table:table-cell office:value-type="string" calcext:value-type="string">
            <text:p>pizarra</text:p>
          </table:table-cell>
          <table:table-cell office:value-type="string" calcext:value-type="string">
            <text:p>Pizarra</text:p>
          </table:table-cell>
          <table:table-cell office:value-type="float" office:value="36.7643147" calcext:value-type="float">
            <text:p>36.7643147</text:p>
          </table:table-cell>
          <table:table-cell office:value-type="float" office:value="-4.7119965" calcext:value-type="float">
            <text:p>-4.7119965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921</text:p>
          </table:table-cell>
          <table:table-cell office:value-type="string" calcext:value-type="string">
            <text:p>n</text:p>
          </table:table-cell>
          <table:table-cell table:formula="of:=&quot;alangranteu.github.io/&quot;&amp;[.A2]" office:value-type="string" office:string-value="alangranteu.github.io/pizarra" calcext:value-type="string">
            <text:p>alangranteu.github.io/pizarra</text:p>
          </table:table-cell>
        </table:table-row>
        <table:table-row table:style-name="ro4">
          <table:table-cell office:value-type="string" calcext:value-type="string">
            <text:p>aljaima</text:p>
          </table:table-cell>
          <table:table-cell office:value-type="string" calcext:value-type="string">
            <text:p>Aljaima</text:p>
          </table:table-cell>
          <table:table-cell office:value-type="float" office:value="36.7328998" calcext:value-type="float">
            <text:p>36.7328998</text:p>
          </table:table-cell>
          <table:table-cell office:value-type="float" office:value="-4.6647665" calcext:value-type="float">
            <text:p>-4.664766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5653</text:p>
          </table:table-cell>
          <table:table-cell office:value-type="string" calcext:value-type="string">
            <text:p>n</text:p>
          </table:table-cell>
          <table:table-cell table:formula="of:=&quot;alangranteu.github.io/&quot;&amp;[.A3]" office:value-type="string" office:string-value="alangranteu.github.io/aljaima" calcext:value-type="string">
            <text:p>alangranteu.github.io/aljaima</text:p>
          </table:table-cell>
        </table:table-row>
        <table:table-row table:style-name="ro4">
          <table:table-cell office:value-type="string" calcext:value-type="string">
            <text:p>cártama</text:p>
          </table:table-cell>
          <table:table-cell office:value-type="string" calcext:value-type="string">
            <text:p>Cártama</text:p>
          </table:table-cell>
          <table:table-cell office:value-type="float" office:value="36.733858" calcext:value-type="float">
            <text:p>36.733858</text:p>
          </table:table-cell>
          <table:table-cell office:value-type="float" office:value="-4.6085688" calcext:value-type="float">
            <text:p>-4.608568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106</text:p>
          </table:table-cell>
          <table:table-cell office:value-type="string" calcext:value-type="string">
            <text:p>n</text:p>
          </table:table-cell>
          <table:table-cell table:formula="of:=&quot;alangranteu.github.io/&quot;&amp;[.A4]" office:value-type="string" office:string-value="alangranteu.github.io/cártama" calcext:value-type="string">
            <text:p>alangranteu.github.io/cártama</text:p>
          </table:table-cell>
        </table:table-row>
        <table:table-row table:style-name="ro4">
          <table:table-cell office:value-type="string" calcext:value-type="string">
            <text:p>campanillas</text:p>
          </table:table-cell>
          <table:table-cell office:value-type="string" calcext:value-type="string">
            <text:p>Campanillas</text:p>
          </table:table-cell>
          <table:table-cell office:value-type="float" office:value="36.7050855" calcext:value-type="float">
            <text:p>36.7050855</text:p>
          </table:table-cell>
          <table:table-cell office:value-type="float" office:value="-4.545545" calcext:value-type="float">
            <text:p>-4.54554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5932</text:p>
          </table:table-cell>
          <table:table-cell office:value-type="string" calcext:value-type="string">
            <text:p>n</text:p>
          </table:table-cell>
          <table:table-cell table:formula="of:=&quot;alangranteu.github.io/&quot;&amp;[.A5]" office:value-type="string" office:string-value="alangranteu.github.io/campanillas" calcext:value-type="string">
            <text:p>alangranteu.github.io/campanillas</text:p>
          </table:table-cell>
        </table:table-row>
        <table:table-row table:style-name="ro4">
          <table:table-cell office:value-type="string" calcext:value-type="string">
            <text:p>los-prados</text:p>
          </table:table-cell>
          <table:table-cell office:value-type="string" calcext:value-type="string">
            <text:p>Los Prados</text:p>
          </table:table-cell>
          <table:table-cell office:value-type="float" office:value="36.6985145" calcext:value-type="float">
            <text:p>36.6985145</text:p>
          </table:table-cell>
          <table:table-cell office:value-type="float" office:value="-4.4783127" calcext:value-type="float">
            <text:p>-4.4783127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635</text:p>
          </table:table-cell>
          <table:table-cell office:value-type="string" calcext:value-type="string">
            <text:p>n</text:p>
          </table:table-cell>
          <table:table-cell table:formula="of:=&quot;alangranteu.github.io/&quot;&amp;[.A6]" office:value-type="string" office:string-value="alangranteu.github.io/los-prados" calcext:value-type="string">
            <text:p>alangranteu.github.io/los-prados</text:p>
          </table:table-cell>
        </table:table-row>
        <table:table-row table:style-name="ro4">
          <table:table-cell office:value-type="string" calcext:value-type="string">
            <text:p>victoria-kent</text:p>
          </table:table-cell>
          <table:table-cell office:value-type="string" calcext:value-type="string">
            <text:p>Victoria Kent</text:p>
          </table:table-cell>
          <table:table-cell office:value-type="float" office:value="36.7009023" calcext:value-type="float">
            <text:p>36.7009023</text:p>
          </table:table-cell>
          <table:table-cell office:value-type="float" office:value="-4.4550529" calcext:value-type="float">
            <text:p>-4.45505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, Cercanías C2</text:p>
          </table:table-cell>
          <table:table-cell office:value-type="string" calcext:value-type="string">
            <text:p>Q8842201</text:p>
          </table:table-cell>
          <table:table-cell office:value-type="string" calcext:value-type="string">
            <text:p>n</text:p>
          </table:table-cell>
          <table:table-cell table:formula="of:=&quot;alangranteu.github.io/&quot;&amp;[.A7]" office:value-type="string" office:string-value="alangranteu.github.io/victoria-kent" calcext:value-type="string">
            <text:p>alangranteu.github.io/victoria-kent</text:p>
          </table:table-cell>
        </table:table-row>
        <table:table-row table:style-name="ro4">
          <table:table-cell office:value-type="string" calcext:value-type="string">
            <text:p>guadalhorce</text:p>
          </table:table-cell>
          <table:table-cell office:value-type="string" calcext:value-type="string">
            <text:p>Guadalhorce</text:p>
          </table:table-cell>
          <table:table-cell office:value-type="float" office:value="36.6925835" calcext:value-type="float">
            <text:p>36.6925835</text:p>
          </table:table-cell>
          <table:table-cell office:value-type="float" office:value="-4.4831135" calcext:value-type="float">
            <text:p>-4.483113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959331</text:p>
          </table:table-cell>
          <table:table-cell office:value-type="string" calcext:value-type="string">
            <text:p>n</text:p>
          </table:table-cell>
          <table:table-cell table:formula="of:=&quot;alangranteu.github.io/&quot;&amp;[.A8]" office:value-type="string" office:string-value="alangranteu.github.io/guadalhorce" calcext:value-type="string">
            <text:p>alangranteu.github.io/guadalhorce</text:p>
          </table:table-cell>
        </table:table-row>
        <table:table-row table:style-name="ro4">
          <table:table-cell office:value-type="string" calcext:value-type="string">
            <text:p>aeropuerto</text:p>
          </table:table-cell>
          <table:table-cell office:value-type="string" calcext:value-type="string">
            <text:p>Aeropuerto</text:p>
          </table:table-cell>
          <table:table-cell office:value-type="float" office:value="36.6777495" calcext:value-type="float">
            <text:p>36.6777495</text:p>
          </table:table-cell>
          <table:table-cell office:value-type="float" office:value="-4.4901616" calcext:value-type="float">
            <text:p>-4.490161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8779199</text:p>
          </table:table-cell>
          <table:table-cell office:value-type="string" calcext:value-type="string">
            <text:p>n</text:p>
          </table:table-cell>
          <table:table-cell table:formula="of:=&quot;alangranteu.github.io/&quot;&amp;[.A9]" office:value-type="string" office:string-value="alangranteu.github.io/aeropuerto" calcext:value-type="string">
            <text:p>alangranteu.github.io/aeropuerto</text:p>
          </table:table-cell>
        </table:table-row>
        <table:table-row table:style-name="ro4">
          <table:table-cell office:value-type="string" calcext:value-type="string">
            <text:p>la-colina</text:p>
          </table:table-cell>
          <table:table-cell office:value-type="string" calcext:value-type="string">
            <text:p>La Colina</text:p>
          </table:table-cell>
          <table:table-cell office:value-type="float" office:value="36.6421595" calcext:value-type="float">
            <text:p>36.6421595</text:p>
          </table:table-cell>
          <table:table-cell office:value-type="float" office:value="-4.4923719" calcext:value-type="float">
            <text:p>-4.492371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469</text:p>
          </table:table-cell>
          <table:table-cell office:value-type="string" calcext:value-type="string">
            <text:p>n</text:p>
          </table:table-cell>
          <table:table-cell table:formula="of:=&quot;alangranteu.github.io/&quot;&amp;[.A10]" office:value-type="string" office:string-value="alangranteu.github.io/la-colina" calcext:value-type="string">
            <text:p>alangranteu.github.io/la-colina</text:p>
          </table:table-cell>
        </table:table-row>
        <table:table-row table:style-name="ro4">
          <table:table-cell office:value-type="string" calcext:value-type="string">
            <text:p>torremolinos</text:p>
          </table:table-cell>
          <table:table-cell office:value-type="string" calcext:value-type="string">
            <text:p>Torremolinos</text:p>
          </table:table-cell>
          <table:table-cell office:value-type="float" office:value="36.62272" calcext:value-type="float">
            <text:p>36.62272</text:p>
          </table:table-cell>
          <table:table-cell office:value-type="float" office:value="-4.49929" calcext:value-type="float">
            <text:p>-4.499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7350</text:p>
          </table:table-cell>
          <table:table-cell office:value-type="string" calcext:value-type="string">
            <text:p>n</text:p>
          </table:table-cell>
          <table:table-cell table:formula="of:=&quot;alangranteu.github.io/&quot;&amp;[.A11]" office:value-type="string" office:string-value="alangranteu.github.io/torremolinos" calcext:value-type="string">
            <text:p>alangranteu.github.io/torremolinos</text:p>
          </table:table-cell>
        </table:table-row>
        <table:table-row table:style-name="ro4">
          <table:table-cell office:value-type="string" calcext:value-type="string">
            <text:p>el-pinillo</text:p>
          </table:table-cell>
          <table:table-cell office:value-type="string" calcext:value-type="string">
            <text:p>El Pinillo</text:p>
          </table:table-cell>
          <table:table-cell office:value-type="float" office:value="36.6098894" calcext:value-type="float">
            <text:p>36.6098894</text:p>
          </table:table-cell>
          <table:table-cell office:value-type="float" office:value="-4.5154405" calcext:value-type="float">
            <text:p>-4.515440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177</text:p>
          </table:table-cell>
          <table:table-cell office:value-type="string" calcext:value-type="string">
            <text:p>n</text:p>
          </table:table-cell>
          <table:table-cell table:formula="of:=&quot;alangranteu.github.io/&quot;&amp;[.A12]" office:value-type="string" office:string-value="alangranteu.github.io/el-pinillo" calcext:value-type="string">
            <text:p>alangranteu.github.io/el-pinillo</text:p>
          </table:table-cell>
        </table:table-row>
        <table:table-row table:style-name="ro4">
          <table:table-cell office:value-type="string" calcext:value-type="string">
            <text:p>benalmadena</text:p>
          </table:table-cell>
          <table:table-cell office:value-type="string" calcext:value-type="string">
            <text:p>Benalmadena - Arroyo de la Miel</text:p>
          </table:table-cell>
          <table:table-cell office:value-type="float" office:value="36.5990753" calcext:value-type="float">
            <text:p>36.5990753</text:p>
          </table:table-cell>
          <table:table-cell office:value-type="float" office:value="-4.5365181" calcext:value-type="float">
            <text:p>-4.536518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5802</text:p>
          </table:table-cell>
          <table:table-cell office:value-type="string" calcext:value-type="string">
            <text:p>n</text:p>
          </table:table-cell>
          <table:table-cell table:formula="of:=&quot;alangranteu.github.io/&quot;&amp;[.A13]" office:value-type="string" office:string-value="alangranteu.github.io/benalmadena" calcext:value-type="string">
            <text:p>alangranteu.github.io/benalmadena</text:p>
          </table:table-cell>
        </table:table-row>
        <table:table-row table:style-name="ro4">
          <table:table-cell office:value-type="string" calcext:value-type="string">
            <text:p>torremuelle</text:p>
          </table:table-cell>
          <table:table-cell office:value-type="string" calcext:value-type="string">
            <text:p>Torremuelle</text:p>
          </table:table-cell>
          <table:table-cell office:value-type="float" office:value="36.5822976" calcext:value-type="float">
            <text:p>36.5822976</text:p>
          </table:table-cell>
          <table:table-cell office:value-type="float" office:value="-4.5670844" calcext:value-type="float">
            <text:p>-4.567084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7352</text:p>
          </table:table-cell>
          <table:table-cell office:value-type="string" calcext:value-type="string">
            <text:p>n</text:p>
          </table:table-cell>
          <table:table-cell table:formula="of:=&quot;alangranteu.github.io/&quot;&amp;[.A14]" office:value-type="string" office:string-value="alangranteu.github.io/torremuelle" calcext:value-type="string">
            <text:p>alangranteu.github.io/torremuelle</text:p>
          </table:table-cell>
        </table:table-row>
        <table:table-row table:style-name="ro4">
          <table:table-cell office:value-type="string" calcext:value-type="string">
            <text:p>carvajal</text:p>
          </table:table-cell>
          <table:table-cell office:value-type="string" calcext:value-type="string">
            <text:p>Carvajal</text:p>
          </table:table-cell>
          <table:table-cell office:value-type="float" office:value="36.5703735" calcext:value-type="float">
            <text:p>36.5703735</text:p>
          </table:table-cell>
          <table:table-cell office:value-type="float" office:value="-4.5938788" calcext:value-type="float">
            <text:p>-4.593878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5978</text:p>
          </table:table-cell>
          <table:table-cell office:value-type="string" calcext:value-type="string">
            <text:p>n</text:p>
          </table:table-cell>
          <table:table-cell table:formula="of:=&quot;alangranteu.github.io/&quot;&amp;[.A15]" office:value-type="string" office:string-value="alangranteu.github.io/carvajal" calcext:value-type="string">
            <text:p>alangranteu.github.io/carvajal</text:p>
          </table:table-cell>
        </table:table-row>
        <table:table-row table:style-name="ro4">
          <table:table-cell office:value-type="string" calcext:value-type="string">
            <text:p>torreblanca</text:p>
          </table:table-cell>
          <table:table-cell office:value-type="string" calcext:value-type="string">
            <text:p>Torreblanca</text:p>
          </table:table-cell>
          <table:table-cell office:value-type="float" office:value="36.564969" calcext:value-type="float">
            <text:p>36.564969</text:p>
          </table:table-cell>
          <table:table-cell office:value-type="float" office:value="-4.6065701" calcext:value-type="float">
            <text:p>-4.606570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672229</text:p>
          </table:table-cell>
          <table:table-cell office:value-type="string" calcext:value-type="string">
            <text:p>n</text:p>
          </table:table-cell>
          <table:table-cell table:formula="of:=&quot;alangranteu.github.io/&quot;&amp;[.A16]" office:value-type="string" office:string-value="alangranteu.github.io/torreblanca" calcext:value-type="string">
            <text:p>alangranteu.github.io/torreblanca</text:p>
          </table:table-cell>
        </table:table-row>
        <table:table-row table:style-name="ro4">
          <table:table-cell office:value-type="string" calcext:value-type="string">
            <text:p>los-boliches</text:p>
          </table:table-cell>
          <table:table-cell office:value-type="string" calcext:value-type="string">
            <text:p>Los Boliches</text:p>
          </table:table-cell>
          <table:table-cell office:value-type="float" office:value="36.5546249" calcext:value-type="float">
            <text:p>36.5546249</text:p>
          </table:table-cell>
          <table:table-cell office:value-type="float" office:value="-4.6145872" calcext:value-type="float">
            <text:p>-4.614587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8840986</text:p>
          </table:table-cell>
          <table:table-cell office:value-type="string" calcext:value-type="string">
            <text:p>n</text:p>
          </table:table-cell>
          <table:table-cell table:formula="of:=&quot;alangranteu.github.io/&quot;&amp;[.A17]" office:value-type="string" office:string-value="alangranteu.github.io/los-boliches" calcext:value-type="string">
            <text:p>alangranteu.github.io/los-boliches</text:p>
          </table:table-cell>
        </table:table-row>
        <table:table-row table:style-name="ro4">
          <table:table-cell office:value-type="string" calcext:value-type="string">
            <text:p>fuengirola</text:p>
          </table:table-cell>
          <table:table-cell office:value-type="string" calcext:value-type="string">
            <text:p>Fuengirola</text:p>
          </table:table-cell>
          <table:table-cell office:value-type="float" office:value="36.5418102" calcext:value-type="float">
            <text:p>36.5418102</text:p>
          </table:table-cell>
          <table:table-cell office:value-type="float" office:value="-4.623976" calcext:value-type="float">
            <text:p>-4.62397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11681648</text:p>
          </table:table-cell>
          <table:table-cell office:value-type="string" calcext:value-type="string">
            <text:p>n</text:p>
          </table:table-cell>
          <table:table-cell table:formula="of:=&quot;alangranteu.github.io/&quot;&amp;[.A18]" office:value-type="string" office:string-value="alangranteu.github.io/fuengirola" calcext:value-type="string">
            <text:p>alangranteu.github.io/fuengirola</text:p>
          </table:table-cell>
        </table:table-row>
        <table:table-row table:style-name="ro4">
          <table:table-cell office:value-type="string" calcext:value-type="string">
            <text:p>los-álamos</text:p>
          </table:table-cell>
          <table:table-cell office:value-type="string" calcext:value-type="string">
            <text:p>Los Álamos</text:p>
          </table:table-cell>
          <table:table-cell office:value-type="float" office:value="36.6447488" calcext:value-type="float">
            <text:p>36.6447488</text:p>
          </table:table-cell>
          <table:table-cell office:value-type="float" office:value="-4.4855" calcext:value-type="float">
            <text:p>-4.485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641</text:p>
          </table:table-cell>
          <table:table-cell office:value-type="string" calcext:value-type="string">
            <text:p>n</text:p>
          </table:table-cell>
          <table:table-cell table:formula="of:=&quot;alangranteu.github.io/&quot;&amp;[.A19]" office:value-type="string" office:string-value="alangranteu.github.io/los-álamos" calcext:value-type="string">
            <text:p>alangranteu.github.io/los-álamos</text:p>
          </table:table-cell>
        </table:table-row>
        <table:table-row table:style-name="ro5">
          <table:table-cell office:value-type="string" calcext:value-type="string">
            <text:p>montemar-alto</text:p>
          </table:table-cell>
          <table:table-cell office:value-type="string" calcext:value-type="string">
            <text:p>Montemar Alto</text:p>
          </table:table-cell>
          <table:table-cell office:value-type="float" office:value="36.6136503" calcext:value-type="float">
            <text:p>36.6136503</text:p>
          </table:table-cell>
          <table:table-cell office:value-type="float" office:value="-4.5094951" calcext:value-type="float">
            <text:p>-4.509495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743</text:p>
          </table:table-cell>
          <table:table-cell office:value-type="string" calcext:value-type="string">
            <text:p>n</text:p>
          </table:table-cell>
          <table:table-cell table:formula="of:=&quot;alangranteu.github.io/&quot;&amp;[.A20]" office:value-type="string" office:string-value="alangranteu.github.io/montemar-alto" calcext:value-type="string">
            <text:p>alangranteu.github.io/montemar-alto</text:p>
          </table:table-cell>
        </table:table-row>
        <table:table-row table:style-name="ro6">
          <table:table-cell office:value-type="string" calcext:value-type="string">
            <text:p>Málaga-centro-alameda</text:p>
          </table:table-cell>
          <table:table-cell office:value-type="string" calcext:value-type="string">
            <text:p>Málaga Centro - Alameda</text:p>
          </table:table-cell>
          <table:table-cell office:value-type="float" office:value="36.7154274" calcext:value-type="float">
            <text:p>36.7154274</text:p>
          </table:table-cell>
          <table:table-cell office:value-type="float" office:value="-4.4265592" calcext:value-type="float">
            <text:p>-4.426559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ás C1, Cercanías C2, Proximidad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n</text:p>
          </table:table-cell>
          <table:table-cell table:formula="of:=&quot;alangranteu.github.io/&quot;&amp;[.A21]" office:value-type="string" office:string-value="alangranteu.github.io/Málaga-centro-alameda" calcext:value-type="string">
            <text:p>alangranteu.github.io/Málaga-centro-alameda</text:p>
          </table:table-cell>
        </table:table-row>
        <table:table-row table:style-name="ro5">
          <table:table-cell office:value-type="string" calcext:value-type="string">
            <text:p>málaga-maría-zambrano</text:p>
          </table:table-cell>
          <table:table-cell office:value-type="string" calcext:value-type="string">
            <text:p>Málaga María Zambrano</text:p>
          </table:table-cell>
          <table:table-cell office:value-type="float" office:value="36.7116198" calcext:value-type="float">
            <text:p>36.7116198</text:p>
          </table:table-cell>
          <table:table-cell office:value-type="float" office:value="-4.4323605" calcext:value-type="float">
            <text:p>-4.432360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AVE, AVANT, AVLO, Iryo, MD, Cercaníás C1, Cercanías C2, Proximidad</text:p>
          </table:table-cell>
          <table:table-cell office:value-type="string" calcext:value-type="string">
            <text:p>Q801214</text:p>
          </table:table-cell>
          <table:table-cell office:value-type="string" calcext:value-type="string">
            <text:p>n</text:p>
          </table:table-cell>
          <table:table-cell table:formula="of:=&quot;alangranteu.github.io/&quot;&amp;[.A22]" office:value-type="string" office:string-value="alangranteu.github.io/málaga-maría-zambrano" calcext:value-type="string">
            <text:p>alangranteu.github.io/málaga-maría-zambrano</text:p>
          </table:table-cell>
        </table:table-row>
        <table:table-row table:style-name="ro7">
          <table:table-cell office:value-type="string" calcext:value-type="string">
            <text:p>álora</text:p>
          </table:table-cell>
          <table:table-cell office:value-type="string" calcext:value-type="string">
            <text:p>Álora</text:p>
          </table:table-cell>
          <table:table-cell office:value-type="float" office:value="36.8197098" calcext:value-type="float">
            <text:p>36.8197098</text:p>
          </table:table-cell>
          <table:table-cell office:value-type="float" office:value="-4.6993991" calcext:value-type="float">
            <text:p>-4.6993991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D, Cercanías C2, Proximidad</text:p>
          </table:table-cell>
          <table:table-cell office:value-type="string" calcext:value-type="string">
            <text:p>Q8842737</text:p>
          </table:table-cell>
          <table:table-cell office:value-type="string" calcext:value-type="string">
            <text:p>n</text:p>
          </table:table-cell>
          <table:table-cell table:formula="of:=&quot;alangranteu.github.io/&quot;&amp;[.A23]" office:value-type="string" office:string-value="alangranteu.github.io/álora" calcext:value-type="string">
            <text:p>alangranteu.github.io/álora</text:p>
          </table:table-cell>
        </table:table-row>
        <table:table-row table:style-name="ro4">
          <table:table-cell office:value-type="string" calcext:value-type="string">
            <text:p>las-mellizas</text:p>
          </table:table-cell>
          <table:table-cell office:value-type="string" calcext:value-type="string">
            <text:p>Las Mellizas</text:p>
          </table:table-cell>
          <table:table-cell office:value-type="float" office:value="36.8732189" calcext:value-type="float">
            <text:p>36.8732189</text:p>
          </table:table-cell>
          <table:table-cell office:value-type="float" office:value="-4.7192019" calcext:value-type="float">
            <text:p>-4.719201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, Proximidad</text:p>
          </table:table-cell>
          <table:table-cell office:value-type="string" calcext:value-type="string">
            <text:p>Q5846566</text:p>
          </table:table-cell>
          <table:table-cell office:value-type="string" calcext:value-type="string">
            <text:p>n</text:p>
          </table:table-cell>
          <table:table-cell table:formula="of:=&quot;alangranteu.github.io/&quot;&amp;[.A24]" office:value-type="string" office:string-value="alangranteu.github.io/las-mellizas" calcext:value-type="string">
            <text:p>alangranteu.github.io/las-mellizas</text:p>
          </table:table-cell>
        </table:table-row>
        <table:table-row table:style-name="ro4">
          <table:table-cell office:value-type="string" calcext:value-type="string">
            <text:p>El-chorro</text:p>
          </table:table-cell>
          <table:table-cell office:value-type="string" calcext:value-type="string">
            <text:p>El Chorro-Caminito del Rey</text:p>
          </table:table-cell>
          <table:table-cell office:value-type="float" office:value="36.9070732" calcext:value-type="float">
            <text:p>36.9070732</text:p>
          </table:table-cell>
          <table:table-cell office:value-type="float" office:value="-4.7591329" calcext:value-type="float">
            <text:p>-4.75913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, Proximidad</text:p>
          </table:table-cell>
          <table:table-cell office:value-type="string" calcext:value-type="string">
            <text:p>Q5846154</text:p>
          </table:table-cell>
          <table:table-cell office:value-type="string" calcext:value-type="string">
            <text:p>n</text:p>
          </table:table-cell>
          <table:table-cell table:formula="of:=&quot;alangranteu.github.io/&quot;&amp;[.A25]" office:value-type="string" office:string-value="alangranteu.github.io/El-chorro" calcext:value-type="string">
            <text:p>alangranteu.github.io/El-chorro</text:p>
          </table:table-cell>
        </table:table-row>
        <table:table-row table:style-name="ro4">
          <table:table-cell office:value-type="string" calcext:value-type="string">
            <text:p>bobadilla</text:p>
          </table:table-cell>
          <table:table-cell office:value-type="string" calcext:value-type="string">
            <text:p>Bobadilla</text:p>
          </table:table-cell>
          <table:table-cell office:value-type="float" office:value="37.0376401" calcext:value-type="float">
            <text:p>37.0376401</text:p>
          </table:table-cell>
          <table:table-cell office:value-type="float" office:value="-4.7279832" calcext:value-type="float">
            <text:p>-4.727983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842</text:p>
          </table:table-cell>
          <table:table-cell office:value-type="string" calcext:value-type="string">
            <text:p>n</text:p>
          </table:table-cell>
          <table:table-cell table:formula="of:=&quot;alangranteu.github.io/&quot;&amp;[.A26]" office:value-type="string" office:string-value="alangranteu.github.io/bobadilla" calcext:value-type="string">
            <text:p>alangranteu.github.io/bobadilla</text:p>
          </table:table-cell>
        </table:table-row>
        <table:table-row table:style-name="ro5">
          <table:table-cell office:value-type="string" calcext:value-type="string">
            <text:p>antequera-santa-ana</text:p>
          </table:table-cell>
          <table:table-cell office:value-type="string" calcext:value-type="string">
            <text:p>Antequera-Santa Ana</text:p>
          </table:table-cell>
          <table:table-cell office:value-type="float" office:value="37.0701682" calcext:value-type="float">
            <text:p>37.0701682</text:p>
          </table:table-cell>
          <table:table-cell office:value-type="float" office:value="-4.7197084" calcext:value-type="float">
            <text:p>-4.7197084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AVE, AVANT, AVLO, Iryo, InterCity, MD</text:p>
          </table:table-cell>
          <table:table-cell office:value-type="string" calcext:value-type="string">
            <text:p>Q3325592</text:p>
          </table:table-cell>
          <table:table-cell office:value-type="string" calcext:value-type="string">
            <text:p>n</text:p>
          </table:table-cell>
          <table:table-cell table:formula="of:=&quot;alangranteu.github.io/&quot;&amp;[.A27]" office:value-type="string" office:string-value="alangranteu.github.io/antequera-santa-ana" calcext:value-type="string">
            <text:p>alangranteu.github.io/antequera-santa-ana</text:p>
          </table:table-cell>
        </table:table-row>
        <table:table-row table:style-name="ro4">
          <table:table-cell office:value-type="string" calcext:value-type="string">
            <text:p>campillos</text:p>
          </table:table-cell>
          <table:table-cell office:value-type="string" calcext:value-type="string">
            <text:p>Campillos</text:p>
          </table:table-cell>
          <table:table-cell office:value-type="float" office:value="37.0320313" calcext:value-type="float">
            <text:p>37.0320313</text:p>
          </table:table-cell>
          <table:table-cell office:value-type="float" office:value="-4.8635041" calcext:value-type="float">
            <text:p>-4.863504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936</text:p>
          </table:table-cell>
          <table:table-cell office:value-type="string" calcext:value-type="string">
            <text:p>n</text:p>
          </table:table-cell>
          <table:table-cell table:formula="of:=&quot;alangranteu.github.io/&quot;&amp;[.A28]" office:value-type="string" office:string-value="alangranteu.github.io/campillos" calcext:value-type="string">
            <text:p>alangranteu.github.io/campillos</text:p>
          </table:table-cell>
        </table:table-row>
        <table:table-row table:style-name="ro5">
          <table:table-cell office:value-type="string" calcext:value-type="string">
            <text:p>almargen-cañete-la-real</text:p>
          </table:table-cell>
          <table:table-cell office:value-type="string" calcext:value-type="string">
            <text:p>Almargen - Cañete la Real</text:p>
          </table:table-cell>
          <table:table-cell office:value-type="float" office:value="37.0009416" calcext:value-type="float">
            <text:p>37.0009416</text:p>
          </table:table-cell>
          <table:table-cell office:value-type="float" office:value="-5.0198943" calcext:value-type="float">
            <text:p>-5.0198943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663</text:p>
          </table:table-cell>
          <table:table-cell office:value-type="string" calcext:value-type="string">
            <text:p>n</text:p>
          </table:table-cell>
          <table:table-cell table:formula="of:=&quot;alangranteu.github.io/&quot;&amp;[.A29]" office:value-type="string" office:string-value="alangranteu.github.io/almargen-cañete-la-real" calcext:value-type="string">
            <text:p>alangranteu.github.io/almargen-cañete-la-real</text:p>
          </table:table-cell>
        </table:table-row>
        <table:table-row table:style-name="ro7">
          <table:table-cell office:value-type="string" calcext:value-type="string">
            <text:p>ronda</text:p>
          </table:table-cell>
          <table:table-cell office:value-type="string" calcext:value-type="string">
            <text:p>Ronda</text:p>
          </table:table-cell>
          <table:table-cell office:value-type="float" office:value="36.7485914" calcext:value-type="float">
            <text:p>36.7485914</text:p>
          </table:table-cell>
          <table:table-cell office:value-type="float" office:value="-5.1619649" calcext:value-type="float">
            <text:p>-5.1619649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InterCity, MD</text:p>
          </table:table-cell>
          <table:table-cell office:value-type="string" calcext:value-type="string">
            <text:p>Q3394773</text:p>
          </table:table-cell>
          <table:table-cell office:value-type="string" calcext:value-type="string">
            <text:p>n</text:p>
          </table:table-cell>
          <table:table-cell table:formula="of:=&quot;alangranteu.github.io/&quot;&amp;[.A30]" office:value-type="string" office:string-value="alangranteu.github.io/ronda" calcext:value-type="string">
            <text:p>alangranteu.github.io/ronda</text:p>
          </table:table-cell>
        </table:table-row>
        <table:table-row table:style-name="ro7">
          <table:table-cell office:value-type="string" calcext:value-type="string">
            <text:p>arriate</text:p>
          </table:table-cell>
          <table:table-cell office:value-type="string" calcext:value-type="string">
            <text:p>Arriate</text:p>
          </table:table-cell>
          <table:table-cell office:value-type="float" office:value="36.790954" calcext:value-type="float">
            <text:p>36.790954</text:p>
          </table:table-cell>
          <table:table-cell office:value-type="float" office:value="-5.1405656" calcext:value-type="float">
            <text:p>-5.140565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729</text:p>
          </table:table-cell>
          <table:table-cell office:value-type="string" calcext:value-type="string">
            <text:p>n</text:p>
          </table:table-cell>
          <table:table-cell table:formula="of:=&quot;alangranteu.github.io/&quot;&amp;[.A31]" office:value-type="string" office:string-value="alangranteu.github.io/arriate" calcext:value-type="string">
            <text:p>alangranteu.github.io/arriate</text:p>
          </table:table-cell>
        </table:table-row>
        <table:table-row table:style-name="ro5">
          <table:table-cell office:value-type="string" calcext:value-type="string">
            <text:p>benaojan-montejaque</text:p>
          </table:table-cell>
          <table:table-cell office:value-type="string" calcext:value-type="string">
            <text:p>Benaojan-Montejaque</text:p>
          </table:table-cell>
          <table:table-cell office:value-type="float" office:value="36.7137087" calcext:value-type="float">
            <text:p>36.7137087</text:p>
          </table:table-cell>
          <table:table-cell office:value-type="float" office:value="-5.2461358" calcext:value-type="float">
            <text:p>-5.246135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806</text:p>
          </table:table-cell>
          <table:table-cell office:value-type="string" calcext:value-type="string">
            <text:p>n</text:p>
          </table:table-cell>
          <table:table-cell table:formula="of:=&quot;alangranteu.github.io/&quot;&amp;[.A32]" office:value-type="string" office:string-value="alangranteu.github.io/benaojan-montejaque" calcext:value-type="string">
            <text:p>alangranteu.github.io/benaojan-montejaque</text:p>
          </table:table-cell>
        </table:table-row>
        <table:table-row table:style-name="ro5">
          <table:table-cell office:value-type="string" calcext:value-type="string">
            <text:p>jimera-de-líbar</text:p>
          </table:table-cell>
          <table:table-cell office:value-type="string" calcext:value-type="string">
            <text:p>Jimera de Líbar</text:p>
          </table:table-cell>
          <table:table-cell office:value-type="float" office:value="36.660644" calcext:value-type="float">
            <text:p>36.660644</text:p>
          </table:table-cell>
          <table:table-cell office:value-type="float" office:value="-5.2813402" calcext:value-type="float">
            <text:p>-5.281340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427</text:p>
          </table:table-cell>
          <table:table-cell office:value-type="string" calcext:value-type="string">
            <text:p>n</text:p>
          </table:table-cell>
          <table:table-cell table:formula="of:=&quot;alangranteu.github.io/&quot;&amp;[.A33]" office:value-type="string" office:string-value="alangranteu.github.io/jimera-de-líbar" calcext:value-type="string">
            <text:p>alangranteu.github.io/jimera-de-líbar</text:p>
          </table:table-cell>
        </table:table-row>
        <table:table-row table:style-name="ro5">
          <table:table-cell office:value-type="string" calcext:value-type="string">
            <text:p>cortes-de-la-frontera</text:p>
          </table:table-cell>
          <table:table-cell office:value-type="string" calcext:value-type="string">
            <text:p>Cortes de la Frontera</text:p>
          </table:table-cell>
          <table:table-cell office:value-type="float" office:value="36.5971871" calcext:value-type="float">
            <text:p>36.5971871</text:p>
          </table:table-cell>
          <table:table-cell office:value-type="float" office:value="-5.3325655" calcext:value-type="float">
            <text:p>-5.332565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078</text:p>
          </table:table-cell>
          <table:table-cell office:value-type="string" calcext:value-type="string">
            <text:p>n</text:p>
          </table:table-cell>
          <table:table-cell table:formula="of:=&quot;alangranteu.github.io/&quot;&amp;[.A34]" office:value-type="string" office:string-value="alangranteu.github.io/cortes-de-la-frontera" calcext:value-type="string">
            <text:p>alangranteu.github.io/cortes-de-la-frontera</text:p>
          </table:table-cell>
        </table:table-row>
        <table:table-row table:style-name="ro4">
          <table:table-cell office:value-type="string" calcext:value-type="string">
            <text:p>gaucin</text:p>
          </table:table-cell>
          <table:table-cell office:value-type="string" calcext:value-type="string">
            <text:p>Gaucin</text:p>
          </table:table-cell>
          <table:table-cell office:value-type="float" office:value="36.5402389" calcext:value-type="float">
            <text:p>36.5402389</text:p>
          </table:table-cell>
          <table:table-cell office:value-type="float" office:value="-5.3868218" calcext:value-type="float">
            <text:p>-5.386821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286</text:p>
          </table:table-cell>
          <table:table-cell office:value-type="string" calcext:value-type="string">
            <text:p>n</text:p>
          </table:table-cell>
          <table:table-cell table:formula="of:=&quot;alangranteu.github.io/&quot;&amp;[.A35]" office:value-type="string" office:string-value="alangranteu.github.io/gaucin" calcext:value-type="string">
            <text:p>alangranteu.github.io/gaucin</text:p>
          </table:table-cell>
        </table:table-row>
        <table:table-row table:style-name="ro4">
          <table:table-cell office:value-type="string" calcext:value-type="string">
            <text:p>antequera-av</text:p>
          </table:table-cell>
          <table:table-cell office:value-type="string" calcext:value-type="string">
            <text:p>Antequera AV</text:p>
          </table:table-cell>
          <table:table-cell office:value-type="float" office:value="37.0295688" calcext:value-type="float">
            <text:p>37.0295688</text:p>
          </table:table-cell>
          <table:table-cell office:value-type="float" office:value="-4.5609187" calcext:value-type="float">
            <text:p>-4.5609187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AVANT</text:p>
          </table:table-cell>
          <table:table-cell table:style-name="ce3" office:value-type="string" calcext:value-type="string">
            <text:p><text:a xlink:href="https://www.wikidata.org/entity/Q2918304?uselang=en-GB" xlink:type="simple">Q2918304</text:a> </text:p>
          </table:table-cell>
          <table:table-cell office:value-type="string" calcext:value-type="string">
            <text:p>n</text:p>
          </table:table-cell>
          <table:table-cell table:formula="of:=&quot;alangranteu.github.io/&quot;&amp;[.A36]" office:value-type="string" office:string-value="alangranteu.github.io/antequera-av" calcext:value-type="string">
            <text:p>alangranteu.github.io/antequera-av</text:p>
          </table:table-cell>
        </table:table-row>
        <table:table-row table:style-name="ro5">
          <table:table-cell office:value-type="string" calcext:value-type="string">
            <text:p>ciudad-de-la-justicia</text:p>
          </table:table-cell>
          <table:table-cell office:value-type="string" calcext:value-type="string">
            <text:p>Ciudad de la Justicia</text:p>
          </table:table-cell>
          <table:table-cell office:value-type="float" office:value="36.7180395" calcext:value-type="float">
            <text:p>36.7180395</text:p>
          </table:table-cell>
          <table:table-cell office:value-type="float" office:value="-4.4633269" calcext:value-type="float">
            <text:p>-4.4633269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1</text:p>
          </table:table-cell>
          <table:table-cell office:value-type="string" calcext:value-type="string">
            <text:p>y</text:p>
          </table:table-cell>
          <table:table-cell table:formula="of:=&quot;alangranteu.github.io/&quot;&amp;[.A37]" office:value-type="string" office:string-value="alangranteu.github.io/ciudad-de-la-justicia" calcext:value-type="string">
            <text:p>alangranteu.github.io/ciudad-de-la-justicia</text:p>
          </table:table-cell>
        </table:table-row>
        <table:table-row table:style-name="ro4">
          <table:table-cell office:value-type="string" calcext:value-type="string">
            <text:p>la-unión</text:p>
          </table:table-cell>
          <table:table-cell office:value-type="string" calcext:value-type="string">
            <text:p>La Unión</text:p>
          </table:table-cell>
          <table:table-cell office:value-type="float" office:value="36.7106902" calcext:value-type="float">
            <text:p>36.7106902</text:p>
          </table:table-cell>
          <table:table-cell office:value-type="float" office:value="-4.4401039" calcext:value-type="float">
            <text:p>-4.440103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540</text:p>
          </table:table-cell>
          <table:table-cell office:value-type="string" calcext:value-type="string">
            <text:p>y</text:p>
          </table:table-cell>
          <table:table-cell table:formula="of:=&quot;alangranteu.github.io/&quot;&amp;[.A38]" office:value-type="string" office:string-value="alangranteu.github.io/la-unión" calcext:value-type="string">
            <text:p>alangranteu.github.io/la-unión</text:p>
          </table:table-cell>
        </table:table-row>
        <table:table-row table:style-name="ro5">
          <table:table-cell office:value-type="string" calcext:value-type="string">
            <text:p>andalucía-tech</text:p>
          </table:table-cell>
          <table:table-cell office:value-type="string" calcext:value-type="string">
            <text:p>Andalucía Tech</text:p>
          </table:table-cell>
          <table:table-cell office:value-type="float" office:value="36.7188267" calcext:value-type="float">
            <text:p>36.7188267</text:p>
          </table:table-cell>
          <table:table-cell office:value-type="float" office:value="-4.4944136" calcext:value-type="float">
            <text:p>-4.4944136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8</text:p>
          </table:table-cell>
          <table:table-cell office:value-type="string" calcext:value-type="string">
            <text:p>y</text:p>
          </table:table-cell>
          <table:table-cell table:formula="of:=&quot;alangranteu.github.io/&quot;&amp;[.A39]" office:value-type="string" office:string-value="alangranteu.github.io/andalucía-tech" calcext:value-type="string">
            <text:p>alangranteu.github.io/andalucía-tech</text:p>
          </table:table-cell>
        </table:table-row>
        <table:table-row table:style-name="ro4">
          <table:table-cell office:value-type="string" calcext:value-type="string">
            <text:p>portada-alta</text:p>
          </table:table-cell>
          <table:table-cell office:value-type="string" calcext:value-type="string">
            <text:p>Portada Alta</text:p>
          </table:table-cell>
          <table:table-cell office:value-type="float" office:value="36.7193702" calcext:value-type="float">
            <text:p>36.7193702</text:p>
          </table:table-cell>
          <table:table-cell office:value-type="float" office:value="-4.4532671" calcext:value-type="float">
            <text:p>-4.453267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956</text:p>
          </table:table-cell>
          <table:table-cell office:value-type="string" calcext:value-type="string">
            <text:p>y</text:p>
          </table:table-cell>
          <table:table-cell table:formula="of:=&quot;alangranteu.github.io/&quot;&amp;[.A40]" office:value-type="string" office:string-value="alangranteu.github.io/portada-alta" calcext:value-type="string">
            <text:p>alangranteu.github.io/portada-alta</text:p>
          </table:table-cell>
        </table:table-row>
        <table:table-row table:style-name="ro4">
          <table:table-cell office:value-type="string" calcext:value-type="string">
            <text:p>paraninfo</text:p>
          </table:table-cell>
          <table:table-cell office:value-type="string" calcext:value-type="string">
            <text:p>Paraninfo</text:p>
          </table:table-cell>
          <table:table-cell office:value-type="float" office:value="36.7180137" calcext:value-type="float">
            <text:p>36.7180137</text:p>
          </table:table-cell>
          <table:table-cell office:value-type="float" office:value="-4.4887674" calcext:value-type="float">
            <text:p>-4.488767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16114</text:p>
          </table:table-cell>
          <table:table-cell office:value-type="string" calcext:value-type="string">
            <text:p>y</text:p>
          </table:table-cell>
          <table:table-cell table:formula="of:=&quot;alangranteu.github.io/&quot;&amp;[.A41]" office:value-type="string" office:string-value="alangranteu.github.io/paraninfo" calcext:value-type="string">
            <text:p>alangranteu.github.io/paraninfo</text:p>
          </table:table-cell>
        </table:table-row>
        <table:table-row table:style-name="ro4">
          <table:table-cell office:value-type="string" calcext:value-type="string">
            <text:p>guadalmedina</text:p>
          </table:table-cell>
          <table:table-cell office:value-type="string" calcext:value-type="string">
            <text:p>Guadalmedina</text:p>
          </table:table-cell>
          <table:table-cell office:value-type="float" office:value="36.7159848" calcext:value-type="float">
            <text:p>36.7159848</text:p>
          </table:table-cell>
          <table:table-cell office:value-type="float" office:value="-4.4296994" calcext:value-type="float">
            <text:p>-4.429699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, L2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y</text:p>
          </table:table-cell>
          <table:table-cell table:formula="of:=&quot;alangranteu.github.io/&quot;&amp;[.A42]" office:value-type="string" office:string-value="alangranteu.github.io/guadalmedina" calcext:value-type="string">
            <text:p>alangranteu.github.io/guadalmedina</text:p>
          </table:table-cell>
        </table:table-row>
        <table:table-row table:style-name="ro4">
          <table:table-cell office:value-type="string" calcext:value-type="string">
            <text:p>La-luz-la-paz</text:p>
          </table:table-cell>
          <table:table-cell office:value-type="string" calcext:value-type="string">
            <text:p>La Luz - La Paz</text:p>
          </table:table-cell>
          <table:table-cell office:value-type="float" office:value="36.6954164" calcext:value-type="float">
            <text:p>36.6954164</text:p>
          </table:table-cell>
          <table:table-cell office:value-type="float" office:value="-4.4513131" calcext:value-type="float">
            <text:p>-4.4513131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493</text:p>
          </table:table-cell>
          <table:table-cell office:value-type="string" calcext:value-type="string">
            <text:p>y</text:p>
          </table:table-cell>
          <table:table-cell table:formula="of:=&quot;alangranteu.github.io/&quot;&amp;[.A43]" office:value-type="string" office:string-value="alangranteu.github.io/La-luz-la-paz" calcext:value-type="string">
            <text:p>alangranteu.github.io/La-luz-la-paz</text:p>
          </table:table-cell>
        </table:table-row>
        <table:table-row table:style-name="ro4">
          <table:table-cell office:value-type="string" calcext:value-type="string">
            <text:p>puerta-blanca</text:p>
          </table:table-cell>
          <table:table-cell office:value-type="string" calcext:value-type="string">
            <text:p>Puerta Blanca</text:p>
          </table:table-cell>
          <table:table-cell office:value-type="float" office:value="36.6917962" calcext:value-type="float">
            <text:p>36.6917962</text:p>
          </table:table-cell>
          <table:table-cell office:value-type="float" office:value="-4.4559168" calcext:value-type="float">
            <text:p>-4.455916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402461</text:p>
          </table:table-cell>
          <table:table-cell office:value-type="string" calcext:value-type="string">
            <text:p>y</text:p>
          </table:table-cell>
          <table:table-cell table:formula="of:=&quot;alangranteu.github.io/&quot;&amp;[.A44]" office:value-type="string" office:string-value="alangranteu.github.io/puerta-blanca" calcext:value-type="string">
            <text:p>alangranteu.github.io/puerta-blanca</text:p>
          </table:table-cell>
        </table:table-row>
        <table:table-row table:style-name="ro5">
          <table:table-cell office:value-type="string" calcext:value-type="string">
            <text:p>palacio-de-los-deportes</text:p>
          </table:table-cell>
          <table:table-cell office:value-type="string" calcext:value-type="string">
            <text:p>Palacio de los Deportes</text:p>
          </table:table-cell>
          <table:table-cell office:value-type="float" office:value="36.6845619" calcext:value-type="float">
            <text:p>36.6845619</text:p>
          </table:table-cell>
          <table:table-cell office:value-type="float" office:value="-4.4583141" calcext:value-type="float">
            <text:p>-4.458314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867</text:p>
          </table:table-cell>
          <table:table-cell office:value-type="string" calcext:value-type="string">
            <text:p>y</text:p>
          </table:table-cell>
          <table:table-cell table:formula="of:=&quot;alangranteu.github.io/&quot;&amp;[.A45]" office:value-type="string" office:string-value="alangranteu.github.io/palacio-de-los-deportes" calcext:value-type="string">
            <text:p>alangranteu.github.io/palacio-de-los-deportes</text:p>
          </table:table-cell>
        </table:table-row>
        <table:table-row table:style-name="ro4">
          <table:table-cell office:value-type="string" calcext:value-type="string">
            <text:p>el-perchel</text:p>
          </table:table-cell>
          <table:table-cell office:value-type="string" calcext:value-type="string">
            <text:p>El Perchel</text:p>
          </table:table-cell>
          <table:table-cell office:value-type="float" office:value="36.7127953" calcext:value-type="float">
            <text:p>36.7127953</text:p>
          </table:table-cell>
          <table:table-cell office:value-type="float" office:value="-4.4324264" calcext:value-type="float">
            <text:p>-4.432426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, L2</text:p>
          </table:table-cell>
          <table:table-cell office:value-type="string" calcext:value-type="string">
            <text:p>Q5846173</text:p>
          </table:table-cell>
          <table:table-cell office:value-type="string" calcext:value-type="string">
            <text:p>y</text:p>
          </table:table-cell>
          <table:table-cell table:formula="of:=&quot;alangranteu.github.io/&quot;&amp;[.A46]" office:value-type="string" office:string-value="alangranteu.github.io/el-perchel" calcext:value-type="string">
            <text:p>alangranteu.github.io/el-perchel</text:p>
          </table:table-cell>
        </table:table-row>
        <table:table-row table:style-name="ro4">
          <table:table-cell office:value-type="string" calcext:value-type="string">
            <text:p>barbarela</text:p>
          </table:table-cell>
          <table:table-cell office:value-type="string" calcext:value-type="string">
            <text:p>Barbarela</text:p>
          </table:table-cell>
          <table:table-cell office:value-type="float" office:value="36.7115832" calcext:value-type="float">
            <text:p>36.7115832</text:p>
          </table:table-cell>
          <table:table-cell office:value-type="float" office:value="-4.4460448" calcext:value-type="float">
            <text:p>-4.446044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5773</text:p>
          </table:table-cell>
          <table:table-cell office:value-type="string" calcext:value-type="string">
            <text:p>y</text:p>
          </table:table-cell>
          <table:table-cell table:formula="of:=&quot;alangranteu.github.io/&quot;&amp;[.A47]" office:value-type="string" office:string-value="alangranteu.github.io/barbarela" calcext:value-type="string">
            <text:p>alangranteu.github.io/barbarela</text:p>
          </table:table-cell>
        </table:table-row>
        <table:table-row table:style-name="ro4">
          <table:table-cell office:value-type="string" calcext:value-type="string">
            <text:p>carranque</text:p>
          </table:table-cell>
          <table:table-cell office:value-type="string" calcext:value-type="string">
            <text:p>Carranque</text:p>
          </table:table-cell>
          <table:table-cell office:value-type="float" office:value="36.7186193" calcext:value-type="float">
            <text:p>36.7186193</text:p>
          </table:table-cell>
          <table:table-cell office:value-type="float" office:value="-4.4490899" calcext:value-type="float">
            <text:p>-4.449089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5970</text:p>
          </table:table-cell>
          <table:table-cell office:value-type="string" calcext:value-type="string">
            <text:p>y</text:p>
          </table:table-cell>
          <table:table-cell table:formula="of:=&quot;alangranteu.github.io/&quot;&amp;[.A48]" office:value-type="string" office:string-value="alangranteu.github.io/carranque" calcext:value-type="string">
            <text:p>alangranteu.github.io/carranque</text:p>
          </table:table-cell>
        </table:table-row>
        <table:table-row table:style-name="ro5">
          <table:table-cell office:value-type="string" calcext:value-type="string">
            <text:p>princesa-huelin</text:p>
          </table:table-cell>
          <table:table-cell office:value-type="string" calcext:value-type="string">
            <text:p>Princesa - Huelin</text:p>
          </table:table-cell>
          <table:table-cell office:value-type="float" office:value="36.7040678" calcext:value-type="float">
            <text:p>36.7040678</text:p>
          </table:table-cell>
          <table:table-cell office:value-type="float" office:value="-4.4403095" calcext:value-type="float">
            <text:p>-4.440309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507</text:p>
          </table:table-cell>
          <table:table-cell office:value-type="string" calcext:value-type="string">
            <text:p>y</text:p>
          </table:table-cell>
          <table:table-cell table:formula="of:=&quot;alangranteu.github.io/&quot;&amp;[.A49]" office:value-type="string" office:string-value="alangranteu.github.io/princesa-huelin" calcext:value-type="string">
            <text:p>alangranteu.github.io/princesa-huelin</text:p>
          </table:table-cell>
        </table:table-row>
        <table:table-row table:style-name="ro4">
          <table:table-cell office:value-type="string" calcext:value-type="string">
            <text:p>el-torcal</text:p>
          </table:table-cell>
          <table:table-cell office:value-type="string" calcext:value-type="string">
            <text:p>El Torcal</text:p>
          </table:table-cell>
          <table:table-cell office:value-type="float" office:value="36.6995262" calcext:value-type="float">
            <text:p>36.6995262</text:p>
          </table:table-cell>
          <table:table-cell office:value-type="float" office:value="-4.4460882" calcext:value-type="float">
            <text:p>-4.446088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191</text:p>
          </table:table-cell>
          <table:table-cell office:value-type="string" calcext:value-type="string">
            <text:p>y</text:p>
          </table:table-cell>
          <table:table-cell table:formula="of:=&quot;alangranteu.github.io/&quot;&amp;[.A50]" office:value-type="string" office:string-value="alangranteu.github.io/el-torcal" calcext:value-type="string">
            <text:p>alangranteu.github.io/el-torcal</text:p>
          </table:table-cell>
        </table:table-row>
        <table:table-row table:style-name="ro4">
          <table:table-cell office:value-type="string" calcext:value-type="string">
            <text:p>el-cónsul</text:p>
          </table:table-cell>
          <table:table-cell office:value-type="string" calcext:value-type="string">
            <text:p>El Cónsul</text:p>
          </table:table-cell>
          <table:table-cell office:value-type="float" office:value="36.7173254" calcext:value-type="float">
            <text:p>36.7173254</text:p>
          </table:table-cell>
          <table:table-cell office:value-type="float" office:value="-4.4840124" calcext:value-type="float">
            <text:p>-4.484012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161</text:p>
          </table:table-cell>
          <table:table-cell office:value-type="string" calcext:value-type="string">
            <text:p>y</text:p>
          </table:table-cell>
          <table:table-cell table:formula="of:=&quot;alangranteu.github.io/&quot;&amp;[.A51]" office:value-type="string" office:string-value="alangranteu.github.io/el-cónsul" calcext:value-type="string">
            <text:p>alangranteu.github.io/el-cónsul</text:p>
          </table:table-cell>
        </table:table-row>
        <table:table-row table:style-name="ro4">
          <table:table-cell office:value-type="string" calcext:value-type="string">
            <text:p>clínico</text:p>
          </table:table-cell>
          <table:table-cell office:value-type="string" calcext:value-type="string">
            <text:p>Clínico</text:p>
          </table:table-cell>
          <table:table-cell office:value-type="float" office:value="36.7165546" calcext:value-type="float">
            <text:p>36.7165546</text:p>
          </table:table-cell>
          <table:table-cell office:value-type="float" office:value="-4.4785823" calcext:value-type="float">
            <text:p>-4.4785823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4</text:p>
          </table:table-cell>
          <table:table-cell office:value-type="string" calcext:value-type="string">
            <text:p>y</text:p>
          </table:table-cell>
          <table:table-cell table:formula="of:=&quot;alangranteu.github.io/&quot;&amp;[.A52]" office:value-type="string" office:string-value="alangranteu.github.io/clínico" calcext:value-type="string">
            <text:p>alangranteu.github.io/clínico</text:p>
          </table:table-cell>
        </table:table-row>
        <table:table-row table:style-name="ro4">
          <table:table-cell office:value-type="string" calcext:value-type="string">
            <text:p>universidad</text:p>
          </table:table-cell>
          <table:table-cell office:value-type="string" calcext:value-type="string">
            <text:p>Universidad</text:p>
          </table:table-cell>
          <table:table-cell office:value-type="float" office:value="36.7170389" calcext:value-type="float">
            <text:p>36.7170389</text:p>
          </table:table-cell>
          <table:table-cell office:value-type="float" office:value="-4.4722" calcext:value-type="float">
            <text:p>-4.472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7381</text:p>
          </table:table-cell>
          <table:table-cell office:value-type="string" calcext:value-type="string">
            <text:p>y</text:p>
          </table:table-cell>
          <table:table-cell table:formula="of:=&quot;alangranteu.github.io/&quot;&amp;[.A53]" office:value-type="string" office:string-value="alangranteu.github.io/universidad" calcext:value-type="string">
            <text:p>alangranteu.github.io/universidad</text:p>
          </table:table-cell>
        </table:table-row>
        <table:table-row table:style-name="ro4">
          <table:table-cell office:value-type="string" calcext:value-type="string">
            <text:p>atarazanas</text:p>
          </table:table-cell>
          <table:table-cell office:value-type="string" calcext:value-type="string">
            <text:p>Atarazanas</text:p>
          </table:table-cell>
          <table:table-cell office:value-type="float" office:value="36.7175917" calcext:value-type="float">
            <text:p>36.7175917</text:p>
          </table:table-cell>
          <table:table-cell office:value-type="float" office:value="-4.4235752" calcext:value-type="float">
            <text:p>-4.423575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y</text:p>
          </table:table-cell>
          <table:table-cell table:formula="of:=&quot;alangranteu.github.io/&quot;&amp;[.A54]" office:value-type="string" office:string-value="alangranteu.github.io/atarazanas" calcext:value-type="string">
            <text:p>alangranteu.github.io/atarazanas</text:p>
          </table:table-cell>
        </table:table-row>
        <table:table-row table:style-name="ro7">
          <table:table-cell office:value-type="string" calcext:value-type="string">
            <text:p>la-isla</text:p>
          </table:table-cell>
          <table:table-cell office:value-type="string" calcext:value-type="string">
            <text:p>La Isla</text:p>
          </table:table-cell>
          <table:table-cell office:value-type="float" office:value="36.7079434" calcext:value-type="float">
            <text:p>36.7079434</text:p>
          </table:table-cell>
          <table:table-cell office:value-type="float" office:value="-4.4353989" calcext:value-type="float">
            <text:p>-4.435398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489</text:p>
          </table:table-cell>
          <table:table-cell office:value-type="string" calcext:value-type="string">
            <text:p>y</text:p>
          </table:table-cell>
          <table:table-cell table:formula="of:=&quot;alangranteu.github.io/&quot;&amp;[.A55]" office:value-type="string" office:string-value="alangranteu.github.io/la-isla" calcext:value-type="string">
            <text:p>alangranteu.github.io/la-is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€</number:text>
      <number:number number:decimal-places="0" number:min-decimal-places="0" number:min-integer-digits="1" number:grouping="true"/>
    </number:number-style>
    <number:number-style style:name="N120">
      <number:text>-€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text>€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3P0" style:volatile="true">
      <number:text>€</number:text>
      <number:number number:decimal-places="2" number:min-decimal-places="2" number:min-integer-digits="1" number:grouping="true"/>
    </number:number-style>
    <number:number-style style:name="N123">
      <number:text>-€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text>€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24P0"/>
    </number:number-style>
    <number:date-style style:name="N125">
      <number:day number:style="long"/>
      <number:text>-</number:text>
      <number:month number:textual="true"/>
      <number:text>-</number:text>
      <number:year/>
    </number:date-style>
    <number:date-style style:name="N126">
      <number:day number:style="long"/>
      <number:text>-</number:text>
      <number:month number:textual="true"/>
    </number:date-style>
    <number:date-style style:name="N127">
      <number:month number:textual="true"/>
      <number:text>-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€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a5a5a5" style:diagonal-bl-tr="none" style:diagonal-tl-br="none" style:text-align-source="value-type" style:repeat-content="false" fo:wrap-option="no-wrap" fo:border="1.76pt double-thin #3f3f3f" style:border-line-width="0.018cm 0.026cm 0.018cm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3T08:25:04.971000000</meta:creation-date>
    <dc:date>2024-02-11T20:59:43.815000000</dc:date>
    <meta:editing-duration>PT1H34M56S</meta:editing-duration>
    <meta:editing-cycles>16</meta:editing-cycles>
    <meta:generator>LibreOffice/7.5.3.2$Windows_X86_64 LibreOffice_project/9f56dff12ba03b9acd7730a5a481eea045e468f3</meta:generator>
    <meta:document-statistic meta:table-count="5" meta:cell-count="1366" meta:object-count="0"/>
  </office:meta>
</office:document-meta>
</file>